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77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6.922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5.152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6.763cm"/>
    </style:style>
    <style:style style:name="co14" style:family="table-column">
      <style:table-column-properties fo:break-before="auto" style:column-width="5.124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11.038cm"/>
    </style:style>
    <style:style style:name="co17" style:family="table-column">
      <style:table-column-properties fo:break-before="auto" style:column-width="5.592cm"/>
    </style:style>
    <style:style style:name="co18" style:family="table-column">
      <style:table-column-properties fo:break-before="auto" style:column-width="2.831cm"/>
    </style:style>
    <style:style style:name="co19" style:family="table-column">
      <style:table-column-properties fo:break-before="auto" style:column-width="9.55cm"/>
    </style:style>
    <style:style style:name="co20" style:family="table-column">
      <style:table-column-properties fo:break-before="auto" style:column-width="10.384cm"/>
    </style:style>
    <style:style style:name="co21" style:family="table-column">
      <style:table-column-properties fo:break-before="auto" style:column-width="5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 style:data-style-name="N104"/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ad Queries" table:style-name="ta1">
        <table:shapes>
          <draw:frame draw:z-index="0" draw:style-name="gr1" draw:text-style-name="P1" svg:width="16.103cm" svg:height="9.031cm" svg:x="2.124cm" svg:y="47.229cm">
            <draw:object draw:notify-on-update-of-ranges="'Head Queries'.F109:'Head Queries'.F109 'Head Queries'.F110:'Head Queries'.F110 'Head Queries'.G109:'Head Queries'.G109 'Head Queries'.G110:'Head Queries'.G110 'Head Queries'.H109:'Head Queries'.H109 'Head Queries'.H110:'Head Queries'.H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1cm" svg:height="9.006cm" svg:x="2.263cm" svg:y="57.019cm">
            <draw:object draw:notify-on-update-of-ranges="'Head Queries'.F113:'Head Queries'.F113 'Head Queries'.F114:'Head Queries'.F114 'Head Queries'.G113:'Head Queries'.G113 'Head Queries'.G114:'Head Queries'.G114 'Head Queries'.H113:'Head Queries'.H113 'Head Queries'.H114:'Head Queries'.H1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4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Queries</text:p>
          </table:table-cell>
          <table:table-cell office:value-type="string" calcext:value-type="string">
            <text:p>DCG Ranking Whoosh</text:p>
          </table:table-cell>
          <table:table-cell office:value-type="string" calcext:value-type="string">
            <text:p>DCG Ranking Whoosh NER</text:p>
          </table:table-cell>
          <table:table-cell office:value-type="string" calcext:value-type="string">
            <text:p>DCG Ranking JINA</text:p>
          </table:table-cell>
          <table:table-cell table:number-columns-repeated="2"/>
          <table:table-cell office:value-type="string" calcext:value-type="string">
            <text:p>Queries</text:p>
          </table:table-cell>
          <table:table-cell office:value-type="string" calcext:value-type="string">
            <text:p>DCG Ranking Whoosh</text:p>
          </table:table-cell>
          <table:table-cell office:value-type="string" calcext:value-type="string">
            <text:p>Reciprocal Rank</text:p>
          </table:table-cell>
          <table:table-cell/>
          <table:table-cell office:value-type="string" calcext:value-type="string">
            <text:p>Queries</text:p>
          </table:table-cell>
          <table:table-cell office:value-type="string" calcext:value-type="string">
            <text:p>DCG Ranking Whoosh NER</text:p>
          </table:table-cell>
          <table:table-cell table:style-name="ce4" office:value-type="string" calcext:value-type="string">
            <text:p>Reciprocal Rank</text:p>
          </table:table-cell>
          <table:table-cell/>
          <table:table-cell office:value-type="string" calcext:value-type="string">
            <text:p>Queries</text:p>
          </table:table-cell>
          <table:table-cell table:style-name="Default" office:value-type="string" calcext:value-type="string">
            <text:p>DCG Ranking JINA</text:p>
          </table:table-cell>
          <table:table-cell table:style-name="ce4" office:value-type="string" calcext:value-type="string">
            <text:p>Reciprocal Rank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13"/>
          <table:table-cell table:style-name="ce4"/>
          <table:table-cell table:number-columns-repeated="2"/>
          <table:table-cell table:style-name="Default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0.7-cu concord mini fridge in blue</text:p>
          </table:table-cell>
          <table:table-cell office:value-type="float" office:value="10.0871186761767" calcext:value-type="float">
            <text:p>10,0871186761767</text:p>
          </table:table-cell>
          <table:table-cell office:value-type="float" office:value="9.58711867617669" calcext:value-type="float">
            <text:p>9,58711867617669</text:p>
          </table:table-cell>
          <table:table-cell office:value-type="float" office:value="12.630678014265" calcext:value-type="float">
            <text:p>12,630678014265</text:p>
          </table:table-cell>
          <table:table-cell table:number-columns-repeated="2"/>
          <table:table-cell office:value-type="string" calcext:value-type="string">
            <text:p>0.7-cu concord mini fridge in blue</text:p>
          </table:table-cell>
          <table:table-cell office:value-type="float" office:value="10.0871186761767" calcext:value-type="float">
            <text:p>10,0871186761767</text:p>
          </table:table-cell>
          <table:table-cell office:value-type="float" office:value="1" calcext:value-type="float">
            <text:p>1</text:p>
          </table:table-cell>
          <table:table-cell table:style-name="ce2" table:formula="of:=IF([.I4]&lt;[.M4]; [.H4]; &quot;&quot;)">
            <text:p/>
          </table:table-cell>
          <table:table-cell office:value-type="string" calcext:value-type="string">
            <text:p>0.7-cu concord mini fridge in blue</text:p>
          </table:table-cell>
          <table:table-cell office:value-type="float" office:value="9.58711867617669" calcext:value-type="float">
            <text:p>9,58711867617669</text:p>
          </table:table-cell>
          <table:table-cell table:style-name="ce4" office:value-type="float" office:value="0.333333333333333" calcext:value-type="float">
            <text:p><text:s/>1/3</text:p>
          </table:table-cell>
          <table:table-cell/>
          <table:table-cell office:value-type="string" calcext:value-type="string">
            <text:p>0.7-cu concord mini fridge in blue</text:p>
          </table:table-cell>
          <table:table-cell table:style-name="Default" office:value-type="float" office:value="12.630678014265" calcext:value-type="float">
            <text:p>12,630678014265</text:p>
          </table:table-cell>
          <table:table-cell table:style-name="ce4" office:value-type="string" calcext:value-type="string">
            <text:p>½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2.9-cu refrigerator</text:p>
          </table:table-cell>
          <table:table-cell office:value-type="float" office:value="11.6487249878215" calcext:value-type="float">
            <text:p>11,6487249878215</text:p>
          </table:table-cell>
          <table:table-cell table:number-columns-repeated="2"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12.9-cu refrigerator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1" calcext:value-type="float">
            <text:p>1</text:p>
          </table:table-cell>
          <table:table-cell table:style-name="ce2" table:formula="of:=IF([.I5]&lt;[.M5]; [.H5]; &quot;&quot;)">
            <text:p/>
          </table:table-cell>
          <table:table-cell office:value-type="string" calcext:value-type="string">
            <text:p>12.9-cu refrigerator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12.9-cu refrigerato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4-cu ft top freezer</text:p>
          </table:table-cell>
          <table:table-cell office:value-type="float" office:value="12.7251183154974" calcext:value-type="float">
            <text:p>12,7251183154974</text:p>
          </table:table-cell>
          <table:table-cell table:number-columns-repeated="2"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14-cu ft top freezer</text:p>
          </table:table-cell>
          <table:table-cell office:value-type="float" office:value="12.7251183154974" calcext:value-type="float">
            <text:p>12,7251183154974</text:p>
          </table:table-cell>
          <table:table-cell office:value-type="float" office:value="1" calcext:value-type="float">
            <text:p>1</text:p>
          </table:table-cell>
          <table:table-cell table:style-name="ce2" table:formula="of:=IF([.I6]&lt;[.M6]; [.H6]; &quot;&quot;)">
            <text:p/>
          </table:table-cell>
          <table:table-cell office:value-type="string" calcext:value-type="string">
            <text:p>14-cu ft top freezer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14-cu ft top freeze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500 watt electric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1.0190784254121" calcext:value-type="float">
            <text:p>11,0190784254121</text:p>
          </table:table-cell>
          <table:table-cell office:value-type="float" office:value="12.981879804146" calcext:value-type="float">
            <text:p>12,981879804146</text:p>
          </table:table-cell>
          <table:table-cell table:number-columns-repeated="2"/>
          <table:table-cell office:value-type="string" calcext:value-type="string">
            <text:p>1500 watt electric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 table:style-name="ce2" table:formula="of:=IF([.I7]&lt;[.M7]; [.H7]; &quot;&quot;)">
            <text:p/>
          </table:table-cell>
          <table:table-cell office:value-type="string" calcext:value-type="string">
            <text:p>1500 watt electric grill</text:p>
          </table:table-cell>
          <table:table-cell office:value-type="float" office:value="11.0190784254121" calcext:value-type="float">
            <text:p>11,019078425412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1500 watt electric grill</text:p>
          </table:table-cell>
          <table:table-cell table:style-name="Default" office:value-type="float" office:value="12.981879804146" calcext:value-type="float">
            <text:p>12,981879804146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89-sq portable grill</text:p>
          </table:table-cell>
          <table:table-cell office:value-type="float" office:value="11.1528919500632" calcext:value-type="float">
            <text:p>11,1528919500632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189-sq portable grill</text:p>
          </table:table-cell>
          <table:table-cell office:value-type="float" office:value="11.1528919500632" calcext:value-type="float">
            <text:p>11,1528919500632</text:p>
          </table:table-cell>
          <table:table-cell office:value-type="float" office:value="1" calcext:value-type="float">
            <text:p>1</text:p>
          </table:table-cell>
          <table:table-cell table:style-name="ce2" table:formula="of:=IF([.I98]&lt;[.M98]; [.H98]; &quot;&quot;)">
            <text:p/>
          </table:table-cell>
          <table:table-cell office:value-type="string" calcext:value-type="string">
            <text:p>189-sq portable grill</text:p>
          </table:table-cell>
          <table:table-cell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189-sq portable grill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2.8-cu ft fridge</text:p>
          </table:table-cell>
          <table:table-cell table:number-columns-repeated="2" office:value-type="float" office:value="11.2180484297481" calcext:value-type="float">
            <text:p>11,2180484297481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2.8-cu ft fridge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" calcext:value-type="float">
            <text:p>1</text:p>
          </table:table-cell>
          <table:table-cell table:style-name="ce2" table:formula="of:=IF([.I99]&lt;[.M99]; [.H99]; &quot;&quot;)">
            <text:p/>
          </table:table-cell>
          <table:table-cell office:value-type="string" calcext:value-type="string">
            <text:p>2.8-cu ft fridge</text:p>
          </table:table-cell>
          <table:table-cell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2.8-cu ft fridge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21.5-in kettle charcoal grill</text:p>
          </table:table-cell>
          <table:table-cell table:number-columns-repeated="2" office:value-type="float" office:value="10.7180484297481" calcext:value-type="float">
            <text:p>10,7180484297481</text:p>
          </table:table-cell>
          <table:table-cell office:value-type="float" office:value="4.54355933808835" calcext:value-type="float">
            <text:p>4,54355933808835</text:p>
          </table:table-cell>
          <table:table-cell table:number-columns-repeated="2"/>
          <table:table-cell office:value-type="string" calcext:value-type="string">
            <text:p>21.5-in kettle charcoal grill</text:p>
          </table:table-cell>
          <table:table-cell office:value-type="float" office:value="10.7180484297481" calcext:value-type="float">
            <text:p>10,7180484297481</text:p>
          </table:table-cell>
          <table:table-cell office:value-type="float" office:value="1" calcext:value-type="float">
            <text:p>1</text:p>
          </table:table-cell>
          <table:table-cell table:style-name="ce2" table:formula="of:=IF([.I100]&lt;[.M100]; [.H100]; &quot;&quot;)">
            <text:p/>
          </table:table-cell>
          <table:table-cell office:value-type="string" calcext:value-type="string">
            <text:p>21.5-in kettle charcoal grill</text:p>
          </table:table-cell>
          <table:table-cell office:value-type="float" office:value="10.7180484297481" calcext:value-type="float">
            <text:p>10,7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21.5-in kettle charcoal grill</text:p>
          </table:table-cell>
          <table:table-cell table:style-name="Default" office:value-type="float" office:value="4.54355933808835" calcext:value-type="float">
            <text:p>4,54355933808835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22-in grill from kamado</text:p>
          </table:table-cell>
          <table:table-cell table:number-columns-repeated="2" office:value-type="float" office:value="11.6487249878215" calcext:value-type="float">
            <text:p>11,648724987821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22-in grill from kamado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1" calcext:value-type="float">
            <text:p>1</text:p>
          </table:table-cell>
          <table:table-cell table:style-name="ce2" table:formula="of:=IF([.I101]&lt;[.M101]; [.H101]; &quot;&quot;)">
            <text:p/>
          </table:table-cell>
          <table:table-cell office:value-type="string" calcext:value-type="string">
            <text:p>22-in grill from kamado</text:p>
          </table:table-cell>
          <table:table-cell office:value-type="float" office:value="11.6487249878215" calcext:value-type="float">
            <text:p>11,648724987821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22-in grill from kamado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289-sq grill</text:p>
          </table:table-cell>
          <table:table-cell office:value-type="float" office:value="7.80541884523126" calcext:value-type="float">
            <text:p>7,80541884523126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9.67721349815856" calcext:value-type="float">
            <text:p>9,67721349815856</text:p>
          </table:table-cell>
          <table:table-cell table:number-columns-repeated="2"/>
          <table:table-cell office:value-type="string" calcext:value-type="string">
            <text:p>289-sq grill</text:p>
          </table:table-cell>
          <table:table-cell office:value-type="float" office:value="7.80541884523126" calcext:value-type="float">
            <text:p>7,80541884523126</text:p>
          </table:table-cell>
          <table:table-cell office:value-type="float" office:value="1" calcext:value-type="float">
            <text:p>1</text:p>
          </table:table-cell>
          <table:table-cell table:style-name="ce2" table:formula="of:=IF([.I102]&lt;[.M102]; [.H102]; &quot;&quot;)">
            <text:p/>
          </table:table-cell>
          <table:table-cell office:value-type="string" calcext:value-type="string">
            <text:p>289-sq grill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289-sq grill</text:p>
          </table:table-cell>
          <table:table-cell table:style-name="Default" office:value-type="float" office:value="9.67721349815856" calcext:value-type="float">
            <text:p>9,67721349815856</text:p>
          </table:table-cell>
          <table:table-cell table:style-name="ce4" office:value-type="float" office:value="0.111111111111111" calcext:value-type="float">
            <text:p><text:s/>1/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3 burner gas grill</text:p>
          </table:table-cell>
          <table:table-cell office:value-type="float" office:value="9.72962829790662" calcext:value-type="float">
            <text:p>9,72962829790662</text:p>
          </table:table-cell>
          <table:table-cell office:value-type="float" office:value="10.6916483792803" calcext:value-type="float">
            <text:p>10,6916483792803</text:p>
          </table:table-cell>
          <table:table-cell office:value-type="float" office:value="8.39204939491461" calcext:value-type="float">
            <text:p>8,39204939491461</text:p>
          </table:table-cell>
          <table:table-cell table:number-columns-repeated="2"/>
          <table:table-cell office:value-type="string" calcext:value-type="string">
            <text:p>3 burner gas grill</text:p>
          </table:table-cell>
          <table:table-cell office:value-type="float" office:value="9.72962829790662" calcext:value-type="float">
            <text:p>9,72962829790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burner gas grill</text:p>
          </table:table-cell>
          <table:table-cell office:value-type="float" office:value="10.6916483792803" calcext:value-type="float">
            <text:p>10,6916483792803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3 burner gas grill</text:p>
          </table:table-cell>
          <table:table-cell table:style-name="Default" office:value-type="float" office:value="8.39204939491461" calcext:value-type="float">
            <text:p>8,39204939491461</text:p>
          </table:table-cell>
          <table:table-cell table:style-name="ce4" office:value-type="float" office:value="0.333333333333333" calcext:value-type="float">
            <text:p><text:s/>1/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36-in refrigerator </text:p>
          </table:table-cell>
          <table:table-cell office:value-type="float" office:value="12.9997482606936" calcext:value-type="float">
            <text:p>12,9997482606936</text:p>
          </table:table-cell>
          <table:table-cell table:number-columns-repeated="2"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36-in refrigerator </text:p>
          </table:table-cell>
          <table:table-cell office:value-type="float" office:value="12.9997482606936" calcext:value-type="float">
            <text:p>12,9997482606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6-in refrigerator 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36-in refrigerator 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4-door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0.4739714834112" calcext:value-type="float">
            <text:p>10,4739714834112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4-door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-door refrigerator</text:p>
          </table:table-cell>
          <table:table-cell office:value-type="float" office:value="10.4739714834112" calcext:value-type="float">
            <text:p>10,4739714834112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4-door refrigerato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5-burner gas grill from broil king</text:p>
          </table:table-cell>
          <table:table-cell office:value-type="float" office:value="8.73591688629575" calcext:value-type="float">
            <text:p>8,73591688629575</text:p>
          </table:table-cell>
          <table:table-cell office:value-type="float" office:value="10.1750324170221" calcext:value-type="float">
            <text:p>10,1750324170221</text:p>
          </table:table-cell>
          <table:table-cell office:value-type="float" office:value="9.02498171261364" calcext:value-type="float">
            <text:p>9,02498171261364</text:p>
          </table:table-cell>
          <table:table-cell table:number-columns-repeated="2"/>
          <table:table-cell office:value-type="string" calcext:value-type="string">
            <text:p>5-burner gas grill from broil king</text:p>
          </table:table-cell>
          <table:table-cell office:value-type="float" office:value="8.73591688629575" calcext:value-type="float">
            <text:p>8,73591688629575</text:p>
          </table:table-cell>
          <table:table-cell table:style-name="ce1" office:value-type="string" calcext:value-type="string">
            <text:p>½</text:p>
          </table:table-cell>
          <table:table-cell/>
          <table:table-cell office:value-type="string" calcext:value-type="string">
            <text:p>5-burner gas grill from broil king</text:p>
          </table:table-cell>
          <table:table-cell office:value-type="float" office:value="10.1750324170221" calcext:value-type="float">
            <text:p>10,1750324170221</text:p>
          </table:table-cell>
          <table:table-cell table:style-name="ce4" office:value-type="string" calcext:value-type="string">
            <text:p>¼</text:p>
          </table:table-cell>
          <table:table-cell/>
          <table:table-cell office:value-type="string" calcext:value-type="string">
            <text:p>5-burner gas grill from broil king</text:p>
          </table:table-cell>
          <table:table-cell table:style-name="Default" office:value-type="float" office:value="9.02498171261364" calcext:value-type="float">
            <text:p>9,02498171261364</text:p>
          </table:table-cell>
          <table:table-cell table:style-name="ce4" office:value-type="float" office:value="0.142857142857143" calcext:value-type="float">
            <text:p><text:s/>1/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rel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1.8939660633006" calcext:value-type="float">
            <text:p>11,8939660633006</text:p>
          </table:table-cell>
          <table:table-cell table:number-columns-repeated="2"/>
          <table:table-cell office:value-type="string" calcext:value-type="string">
            <text:p>barrel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el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barrel grill</text:p>
          </table:table-cell>
          <table:table-cell table:style-name="Default" office:value-type="float" office:value="11.8939660633006" calcext:value-type="float">
            <text:p>11,8939660633006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etter chef grill in red</text:p>
          </table:table-cell>
          <table:table-cell table:number-columns-repeated="3" office:value-type="float" office:value="11.2180484297481" calcext:value-type="float">
            <text:p>11,2180484297481</text:p>
          </table:table-cell>
          <table:table-cell table:number-columns-repeated="2"/>
          <table:table-cell office:value-type="string" calcext:value-type="string">
            <text:p>better chef grill in red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tter chef grill in red</text:p>
          </table:table-cell>
          <table:table-cell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better chef grill in red</text:p>
          </table:table-cell>
          <table:table-cell table:style-name="Default"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lack barrel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2.1966537765074" calcext:value-type="float">
            <text:p>12,1966537765074</text:p>
          </table:table-cell>
          <table:table-cell table:number-columns-repeated="2"/>
          <table:table-cell office:value-type="string" calcext:value-type="string">
            <text:p>black barrel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ack barrel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black barrel grill</text:p>
          </table:table-cell>
          <table:table-cell table:style-name="Default" office:value-type="float" office:value="12.1966537765074" calcext:value-type="float">
            <text:p>12,1966537765074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lack bottom-freezer refrigerator</text:p>
          </table:table-cell>
          <table:table-cell office:value-type="float" office:value="13.3152131374793" calcext:value-type="float">
            <text:p>13,3152131374793</text:p>
          </table:table-cell>
          <table:table-cell office:value-type="float" office:value="13.2000014561916" calcext:value-type="float">
            <text:p>13,2000014561916</text:p>
          </table:table-cell>
          <table:table-cell office:value-type="float" office:value="8.00554143426481" calcext:value-type="float">
            <text:p>8,00554143426481</text:p>
          </table:table-cell>
          <table:table-cell table:number-columns-repeated="2"/>
          <table:table-cell office:value-type="string" calcext:value-type="string">
            <text:p>black bottom-freezer refrigerator</text:p>
          </table:table-cell>
          <table:table-cell office:value-type="float" office:value="13.3152131374793" calcext:value-type="float">
            <text:p>13,3152131374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ack bottom-freezer refrigerator</text:p>
          </table:table-cell>
          <table:table-cell office:value-type="float" office:value="13.2000014561916" calcext:value-type="float">
            <text:p>13,2000014561916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black bottom-freezer refrigerator</text:p>
          </table:table-cell>
          <table:table-cell table:style-name="Default" office:value-type="float" office:value="8.00554143426481" calcext:value-type="float">
            <text:p>8,00554143426481</text:p>
          </table:table-cell>
          <table:table-cell table:style-name="ce4" office:value-type="float" office:value="0.142857142857143" calcext:value-type="float">
            <text:p><text:s/>1/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lack kettle grill in porcelain</text:p>
          </table:table-cell>
          <table:table-cell office:value-type="float" office:value="11.9854060008391" calcext:value-type="float">
            <text:p>11,9854060008391</text:p>
          </table:table-cell>
          <table:table-cell office:value-type="float" office:value="12.5950269969114" calcext:value-type="float">
            <text:p>12,5950269969114</text:p>
          </table:table-cell>
          <table:table-cell office:value-type="float" office:value="10.5748409048444" calcext:value-type="float">
            <text:p>10,5748409048444</text:p>
          </table:table-cell>
          <table:table-cell table:number-columns-repeated="2"/>
          <table:table-cell office:value-type="string" calcext:value-type="string">
            <text:p>black kettle grill in porcelain</text:p>
          </table:table-cell>
          <table:table-cell office:value-type="float" office:value="11.9854060008391" calcext:value-type="float">
            <text:p>11,9854060008391</text:p>
          </table:table-cell>
          <table:table-cell table:style-name="ce1" office:value-type="string" calcext:value-type="string">
            <text:p>½</text:p>
          </table:table-cell>
          <table:table-cell/>
          <table:table-cell office:value-type="string" calcext:value-type="string">
            <text:p>black kettle grill in porcelain</text:p>
          </table:table-cell>
          <table:table-cell office:value-type="float" office:value="12.5950269969114" calcext:value-type="float">
            <text:p>12,5950269969114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black kettle grill in porcelain</text:p>
          </table:table-cell>
          <table:table-cell table:style-name="Default" office:value-type="float" office:value="10.5748409048444" calcext:value-type="float">
            <text:p>10,5748409048444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lack refrigerator top-freezer</text:p>
          </table:table-cell>
          <table:table-cell office:value-type="float" office:value="12.8131486489571" calcext:value-type="float">
            <text:p>12,8131486489571</text:p>
          </table:table-cell>
          <table:table-cell office:value-type="float" office:value="12.9997482606936" calcext:value-type="float">
            <text:p>12,9997482606936</text:p>
          </table:table-cell>
          <table:table-cell office:value-type="float" office:value="11.8510426718418" calcext:value-type="float">
            <text:p>11,8510426718418</text:p>
          </table:table-cell>
          <table:table-cell table:number-columns-repeated="2"/>
          <table:table-cell office:value-type="string" calcext:value-type="string">
            <text:p>black refrigerator top-freezer</text:p>
          </table:table-cell>
          <table:table-cell office:value-type="float" office:value="12.8131486489571" calcext:value-type="float">
            <text:p>12,8131486489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ack refrigerator top-freezer</text:p>
          </table:table-cell>
          <table:table-cell office:value-type="float" office:value="12.9997482606936" calcext:value-type="float">
            <text:p>12,9997482606936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black refrigerator top-freezer</text:p>
          </table:table-cell>
          <table:table-cell table:style-name="Default" office:value-type="float" office:value="11.8510426718418" calcext:value-type="float">
            <text:p>11,8510426718418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lue rhino grill</text:p>
          </table:table-cell>
          <table:table-cell table:number-columns-repeated="2" office:value-type="float" office:value="11.6487249878215" calcext:value-type="float">
            <text:p>11,6487249878215</text:p>
          </table:table-cell>
          <table:table-cell office:value-type="float" office:value="9.7036135486264" calcext:value-type="float">
            <text:p>9,7036135486264</text:p>
          </table:table-cell>
          <table:table-cell table:number-columns-repeated="2"/>
          <table:table-cell office:value-type="string" calcext:value-type="string">
            <text:p>blue rhino grill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ue rhino grill</text:p>
          </table:table-cell>
          <table:table-cell office:value-type="float" office:value="11.6487249878215" calcext:value-type="float">
            <text:p>11,648724987821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blue rhino grill</text:p>
          </table:table-cell>
          <table:table-cell table:style-name="Default" office:value-type="float" office:value="9.7036135486264" calcext:value-type="float">
            <text:p>9,7036135486264</text:p>
          </table:table-cell>
          <table:table-cell table:style-name="ce4" office:value-type="float" office:value="0.142857142857143" calcext:value-type="float">
            <text:p><text:s/>1/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ottom freezer in stainless stee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9.69164837928031" calcext:value-type="float">
            <text:p>9,69164837928031</text:p>
          </table:table-cell>
          <table:table-cell table:number-columns-repeated="2"/>
          <table:table-cell office:value-type="string" calcext:value-type="string">
            <text:p>bottom freezer in stainless stee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ttom freezer in stainless steel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bottom freezer in stainless steel</text:p>
          </table:table-cell>
          <table:table-cell table:style-name="Default" office:value-type="float" office:value="9.69164837928031" calcext:value-type="float">
            <text:p>9,69164837928031</text:p>
          </table:table-cell>
          <table:table-cell table:style-name="ce4" office:value-type="float" office:value="0.125" calcext:value-type="float">
            <text:p><text:s/>1/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ottom-freezer refrigerator with ice make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bottom-freezer refrigerator with ice mak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ttom-freezer refrigerator with ice mak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bottom-freezer refrigerator with ice make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uilt-in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12.7251183154974" calcext:value-type="float">
            <text:p>12,7251183154974</text:p>
          </table:table-cell>
          <table:table-cell table:number-columns-repeated="2"/>
          <table:table-cell office:value-type="string" calcext:value-type="string">
            <text:p>built-in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ilt-in grill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built-in grill</text:p>
          </table:table-cell>
          <table:table-cell table:style-name="Default" office:value-type="float" office:value="12.7251183154974" calcext:value-type="float">
            <text:p>12,7251183154974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al flame propane gas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0.1192434968371" calcext:value-type="float">
            <text:p>10,1192434968371</text:p>
          </table:table-cell>
          <table:table-cell table:number-columns-repeated="2"/>
          <table:table-cell office:value-type="string" calcext:value-type="string">
            <text:p>cal flame propane gas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l flame propane gas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cal flame propane gas grill</text:p>
          </table:table-cell>
          <table:table-cell table:style-name="Default" office:value-type="float" office:value="10.1192434968371" calcext:value-type="float">
            <text:p>10,1192434968371</text:p>
          </table:table-cell>
          <table:table-cell table:style-name="ce4" office:value-type="float" office:value="0.2" calcext:value-type="float">
            <text:p><text:s/>1/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eramic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ceramic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ramic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ceramic grill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har-broil natural gas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40258355296242" calcext:value-type="float">
            <text:p>9,40258355296242</text:p>
          </table:table-cell>
          <table:table-cell table:number-columns-repeated="2"/>
          <table:table-cell office:value-type="string" calcext:value-type="string">
            <text:p>char-broil natural gas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-broil natural gas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char-broil natural gas grill</text:p>
          </table:table-cell>
          <table:table-cell table:style-name="Default" office:value-type="float" office:value="9.40258355296242" calcext:value-type="float">
            <text:p>9,40258355296242</text:p>
          </table:table-cell>
          <table:table-cell table:style-name="ce4" office:value-type="float" office:value="0.125" calcext:value-type="float">
            <text:p><text:s/>1/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harcoal grill from apollo series</text:p>
          </table:table-cell>
          <table:table-cell table:number-columns-repeated="2" office:value-type="float" office:value="10.7180484297481" calcext:value-type="float">
            <text:p>10,7180484297481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charcoal grill from apollo series</text:p>
          </table:table-cell>
          <table:table-cell office:value-type="float" office:value="10.7180484297481" calcext:value-type="float">
            <text:p>10,7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coal grill from apollo series</text:p>
          </table:table-cell>
          <table:table-cell office:value-type="float" office:value="10.7180484297481" calcext:value-type="float">
            <text:p>10,7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charcoal grill from apollo series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harcoal grill from picnic time</text:p>
          </table:table-cell>
          <table:table-cell table:number-columns-repeated="3" office:value-type="float" office:value="13.630678014265" calcext:value-type="float">
            <text:p>13,630678014265</text:p>
          </table:table-cell>
          <table:table-cell table:number-columns-repeated="2"/>
          <table:table-cell office:value-type="string" calcext:value-type="string">
            <text:p>charcoal grill from picnic tim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coal grill from picnic time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charcoal grill from picnic time</text:p>
          </table:table-cell>
          <table:table-cell table:style-name="Default"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harcoal grill in black</text:p>
          </table:table-cell>
          <table:table-cell office:value-type="float" office:value="13.3152131374793" calcext:value-type="float">
            <text:p>13,3152131374793</text:p>
          </table:table-cell>
          <table:table-cell office:value-type="float" office:value="12.7251183154974" calcext:value-type="float">
            <text:p>12,7251183154974</text:p>
          </table:table-cell>
          <table:table-cell office:value-type="float" office:value="13.2438252070305" calcext:value-type="float">
            <text:p>13,2438252070305</text:p>
          </table:table-cell>
          <table:table-cell table:number-columns-repeated="2"/>
          <table:table-cell office:value-type="string" calcext:value-type="string">
            <text:p>charcoal grill in black</text:p>
          </table:table-cell>
          <table:table-cell office:value-type="float" office:value="13.3152131374793" calcext:value-type="float">
            <text:p>13,3152131374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coal grill in black</text:p>
          </table:table-cell>
          <table:table-cell office:value-type="float" office:value="12.7251183154974" calcext:value-type="float">
            <text:p>12,7251183154974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charcoal grill in black</text:p>
          </table:table-cell>
          <table:table-cell table:style-name="Default" office:value-type="float" office:value="13.2438252070305" calcext:value-type="float">
            <text:p>13,243825207030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harcoal smoker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99267837494429" calcext:value-type="float">
            <text:p>9,99267837494429</text:p>
          </table:table-cell>
          <table:table-cell table:number-columns-repeated="2"/>
          <table:table-cell office:value-type="string" calcext:value-type="string">
            <text:p>charcoal smoker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coal smok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charcoal smoker</text:p>
          </table:table-cell>
          <table:table-cell table:style-name="Default" office:value-type="float" office:value="9.99267837494429" calcext:value-type="float">
            <text:p>9,99267837494429</text:p>
          </table:table-cell>
          <table:table-cell table:style-name="ce4" office:value-type="float" office:value="0.142857142857143" calcext:value-type="float">
            <text:p><text:s/>1/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oncord mini fridge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11.2180484297481" calcext:value-type="float">
            <text:p>11,2180484297481</text:p>
          </table:table-cell>
          <table:table-cell table:number-columns-repeated="2"/>
          <table:table-cell office:value-type="string" calcext:value-type="string">
            <text:p>concord mini fridge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ord mini fridge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concord mini fridge</text:p>
          </table:table-cell>
          <table:table-cell table:style-name="Default"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ooluli mini fridge</text:p>
          </table:table-cell>
          <table:table-cell table:number-columns-repeated="3" office:value-type="float" office:value="13.630678014265" calcext:value-type="float">
            <text:p>13,630678014265</text:p>
          </table:table-cell>
          <table:table-cell table:number-columns-repeated="2"/>
          <table:table-cell office:value-type="string" calcext:value-type="string">
            <text:p>cooluli mini fridg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oluli mini fridge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cooluli mini fridge</text:p>
          </table:table-cell>
          <table:table-cell table:style-name="Default"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ounter depth black fridge</text:p>
          </table:table-cell>
          <table:table-cell office:value-type="float" office:value="11.7608552285926" calcext:value-type="float">
            <text:p>11,7608552285926</text:p>
          </table:table-cell>
          <table:table-cell office:value-type="float" office:value="9.7036135486264" calcext:value-type="float">
            <text:p>9,7036135486264</text:p>
          </table:table-cell>
          <table:table-cell office:value-type="float" office:value="10.8301786705193" calcext:value-type="float">
            <text:p>10,8301786705193</text:p>
          </table:table-cell>
          <table:table-cell table:number-columns-repeated="2"/>
          <table:table-cell office:value-type="string" calcext:value-type="string">
            <text:p>counter depth black fridge</text:p>
          </table:table-cell>
          <table:table-cell office:value-type="float" office:value="11.7608552285926" calcext:value-type="float">
            <text:p>11,7608552285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er depth black fridge</text:p>
          </table:table-cell>
          <table:table-cell office:value-type="float" office:value="9.7036135486264" calcext:value-type="float">
            <text:p>9,7036135486264</text:p>
          </table:table-cell>
          <table:table-cell table:style-name="ce4" office:value-type="float" office:value="0.111111111111111" calcext:value-type="float">
            <text:p><text:s/>1/9</text:p>
          </table:table-cell>
          <table:table-cell/>
          <table:table-cell office:value-type="string" calcext:value-type="string">
            <text:p>counter depth black fridge</text:p>
          </table:table-cell>
          <table:table-cell table:style-name="Default" office:value-type="float" office:value="10.8301786705193" calcext:value-type="float">
            <text:p>10,8301786705193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ounter-depth refrigerator in black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1.180849808482" calcext:value-type="float">
            <text:p>11,180849808482</text:p>
          </table:table-cell>
          <table:table-cell office:value-type="float" office:value="11.2180484297481" calcext:value-type="float">
            <text:p>11,2180484297481</text:p>
          </table:table-cell>
          <table:table-cell table:number-columns-repeated="2"/>
          <table:table-cell office:value-type="string" calcext:value-type="string">
            <text:p>counter-depth refrigerator in black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er-depth refrigerator in black</text:p>
          </table:table-cell>
          <table:table-cell office:value-type="float" office:value="11.180849808482" calcext:value-type="float">
            <text:p>11,180849808482</text:p>
          </table:table-cell>
          <table:table-cell table:style-name="ce4" office:value-type="string" calcext:value-type="string">
            <text:p>½</text:p>
          </table:table-cell>
          <table:table-cell/>
          <table:table-cell office:value-type="string" calcext:value-type="string">
            <text:p>counter-depth refrigerator in black</text:p>
          </table:table-cell>
          <table:table-cell table:style-name="Default"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ual door fridge</text:p>
          </table:table-cell>
          <table:table-cell office:value-type="float" office:value="10.7431652890539" calcext:value-type="float">
            <text:p>10,7431652890539</text:p>
          </table:table-cell>
          <table:table-cell office:value-type="float" office:value="11.9820583211549" calcext:value-type="float">
            <text:p>11,9820583211549</text:p>
          </table:table-cell>
          <table:table-cell office:value-type="float" office:value="10.8740024213581" calcext:value-type="float">
            <text:p>10,8740024213581</text:p>
          </table:table-cell>
          <table:table-cell table:number-columns-repeated="2"/>
          <table:table-cell office:value-type="string" calcext:value-type="string">
            <text:p>dual door fridge</text:p>
          </table:table-cell>
          <table:table-cell office:value-type="float" office:value="10.7431652890539" calcext:value-type="float">
            <text:p>10,7431652890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al door fridge</text:p>
          </table:table-cell>
          <table:table-cell office:value-type="float" office:value="11.9820583211549" calcext:value-type="float">
            <text:p>11,9820583211549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dual door fridge</text:p>
          </table:table-cell>
          <table:table-cell table:style-name="Default" office:value-type="float" office:value="10.8740024213581" calcext:value-type="float">
            <text:p>10,874002421358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electric black grill</text:p>
          </table:table-cell>
          <table:table-cell office:value-type="float" office:value="13.3296480186011" calcext:value-type="float">
            <text:p>13,3296480186011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3.3296480186011" calcext:value-type="float">
            <text:p>13,3296480186011</text:p>
          </table:table-cell>
          <table:table-cell table:number-columns-repeated="2"/>
          <table:table-cell office:value-type="string" calcext:value-type="string">
            <text:p>electric black grill</text:p>
          </table:table-cell>
          <table:table-cell office:value-type="float" office:value="13.3296480186011" calcext:value-type="float">
            <text:p>13,3296480186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 black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electric black grill</text:p>
          </table:table-cell>
          <table:table-cell table:style-name="Default" office:value-type="float" office:value="13.3296480186011" calcext:value-type="float">
            <text:p>13,329648018601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electric grill in satin black</text:p>
          </table:table-cell>
          <table:table-cell office:value-type="float" office:value="12.7251183154974" calcext:value-type="float">
            <text:p>12,7251183154974</text:p>
          </table:table-cell>
          <table:table-cell office:value-type="float" office:value="12.2501732504086" calcext:value-type="float">
            <text:p>12,2501732504086</text:p>
          </table:table-cell>
          <table:table-cell office:value-type="float" office:value="11.0690717026202" calcext:value-type="float">
            <text:p>11,0690717026202</text:p>
          </table:table-cell>
          <table:table-cell table:number-columns-repeated="2"/>
          <table:table-cell office:value-type="string" calcext:value-type="string">
            <text:p>electric grill in satin black</text:p>
          </table:table-cell>
          <table:table-cell office:value-type="float" office:value="12.7251183154974" calcext:value-type="float">
            <text:p>12,7251183154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 grill in satin black</text:p>
          </table:table-cell>
          <table:table-cell office:value-type="float" office:value="12.2501732504086" calcext:value-type="float">
            <text:p>12,2501732504086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electric grill in satin black</text:p>
          </table:table-cell>
          <table:table-cell table:style-name="Default" office:value-type="float" office:value="11.0690717026202" calcext:value-type="float">
            <text:p>11,0690717026202</text:p>
          </table:table-cell>
          <table:table-cell table:style-name="ce4" office:value-type="float" office:value="0.2" calcext:value-type="float">
            <text:p><text:s/>1/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electric grill in white</text:p>
          </table:table-cell>
          <table:table-cell table:number-columns-repeated="3" office:value-type="float" office:value="11.2180484297481" calcext:value-type="float">
            <text:p>11,2180484297481</text:p>
          </table:table-cell>
          <table:table-cell table:number-columns-repeated="2"/>
          <table:table-cell office:value-type="string" calcext:value-type="string">
            <text:p>electric grill in white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 grill in white</text:p>
          </table:table-cell>
          <table:table-cell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electric grill in white</text:p>
          </table:table-cell>
          <table:table-cell table:style-name="Default"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energy star freez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9.37618350249458" calcext:value-type="float">
            <text:p>9,37618350249458</text:p>
          </table:table-cell>
          <table:table-cell table:number-columns-repeated="2"/>
          <table:table-cell office:value-type="string" calcext:value-type="string">
            <text:p>energy star freez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ergy star freezer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energy star freezer</text:p>
          </table:table-cell>
          <table:table-cell table:style-name="Default" office:value-type="float" office:value="9.37618350249458" calcext:value-type="float">
            <text:p>9,37618350249458</text:p>
          </table:table-cell>
          <table:table-cell table:style-name="ce4" office:value-type="float" office:value="0.1" calcext:value-type="float">
            <text:p><text:s/>1/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amily hub refrigerator</text:p>
          </table:table-cell>
          <table:table-cell office:value-type="float" office:value="13.630678014265" calcext:value-type="float">
            <text:p>13,630678014265</text:p>
          </table:table-cell>
          <table:table-cell table:number-columns-repeated="2"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family hub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 hub refrigerator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family hub refrigerato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ingerprint resistant fridge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0.9947428634665" calcext:value-type="float">
            <text:p>10,9947428634665</text:p>
          </table:table-cell>
          <table:table-cell table:number-columns-repeated="2"/>
          <table:table-cell office:value-type="string" calcext:value-type="string">
            <text:p>fingerprint resistant fridg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print resistant fridge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fingerprint resistant fridge</text:p>
          </table:table-cell>
          <table:table-cell table:style-name="Default" office:value-type="float" office:value="10.9947428634665" calcext:value-type="float">
            <text:p>10,9947428634665</text:p>
          </table:table-cell>
          <table:table-cell table:style-name="ce4" office:value-type="float" office:value="0.333333333333333" calcext:value-type="float">
            <text:p><text:s/>1/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lat top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4.54355933808835" calcext:value-type="float">
            <text:p>4,54355933808835</text:p>
          </table:table-cell>
          <table:table-cell table:number-columns-repeated="2"/>
          <table:table-cell office:value-type="string" calcext:value-type="string">
            <text:p>flat top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 top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flat top grill</text:p>
          </table:table-cell>
          <table:table-cell table:style-name="Default" office:value-type="float" office:value="4.54355933808835" calcext:value-type="float">
            <text:p>4,54355933808835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reestanding mini fridg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1.9997482606936" calcext:value-type="float">
            <text:p>11,9997482606936</text:p>
          </table:table-cell>
          <table:table-cell office:value-type="float" office:value="9.67721349815856" calcext:value-type="float">
            <text:p>9,67721349815856</text:p>
          </table:table-cell>
          <table:table-cell table:number-columns-repeated="2"/>
          <table:table-cell office:value-type="string" calcext:value-type="string">
            <text:p>freestanding mini fridg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standing mini fridge</text:p>
          </table:table-cell>
          <table:table-cell office:value-type="float" office:value="11.9997482606936" calcext:value-type="float">
            <text:p>11,9997482606936</text:p>
          </table:table-cell>
          <table:table-cell table:style-name="ce4" office:value-type="float" office:value="0.333333333333333" calcext:value-type="float">
            <text:p><text:s/>1/3</text:p>
          </table:table-cell>
          <table:table-cell/>
          <table:table-cell office:value-type="string" calcext:value-type="string">
            <text:p>freestanding mini fridge</text:p>
          </table:table-cell>
          <table:table-cell table:style-name="Default" office:value-type="float" office:value="9.67721349815856" calcext:value-type="float">
            <text:p>9,67721349815856</text:p>
          </table:table-cell>
          <table:table-cell table:style-name="ce4" office:value-type="float" office:value="0.125" calcext:value-type="float">
            <text:p><text:s/>1/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reezerless refrigerato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0.7357383692869" calcext:value-type="float">
            <text:p>10,7357383692869</text:p>
          </table:table-cell>
          <table:table-cell table:number-columns-repeated="2"/>
          <table:table-cell office:value-type="string" calcext:value-type="string">
            <text:p>freezerless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zerless refrigerato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freezerless refrigerator</text:p>
          </table:table-cell>
          <table:table-cell table:style-name="Default" office:value-type="float" office:value="10.7357383692869" calcext:value-type="float">
            <text:p>10,7357383692869</text:p>
          </table:table-cell>
          <table:table-cell table:style-name="ce4" office:value-type="float" office:value="0.2" calcext:value-type="float">
            <text:p><text:s/>1/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rench door refrigerator with printshield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67721349815856" calcext:value-type="float">
            <text:p>9,67721349815856</text:p>
          </table:table-cell>
          <table:table-cell table:number-columns-repeated="2"/>
          <table:table-cell office:value-type="string" calcext:value-type="string">
            <text:p>french door refrigerator with printshield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nch door refrigerator with printshield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french door refrigerator with printshield</text:p>
          </table:table-cell>
          <table:table-cell table:style-name="Default" office:value-type="float" office:value="9.67721349815856" calcext:value-type="float">
            <text:p>9,67721349815856</text:p>
          </table:table-cell>
          <table:table-cell table:style-name="ce4" office:value-type="float" office:value="0.111111111111111" calcext:value-type="float">
            <text:p><text:s/>1/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rigidaire freezer in white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2.3917849821641" calcext:value-type="float">
            <text:p>12,3917849821641</text:p>
          </table:table-cell>
          <table:table-cell table:number-columns-repeated="2"/>
          <table:table-cell office:value-type="string" calcext:value-type="string">
            <text:p>frigidaire freezer in whit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igidaire freezer in white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frigidaire freezer in white</text:p>
          </table:table-cell>
          <table:table-cell table:style-name="Default" office:value-type="float" office:value="12.3917849821641" calcext:value-type="float">
            <text:p>12,391784982164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garage ready refrigerator in black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10.2587907400704" calcext:value-type="float">
            <text:p>10,2587907400704</text:p>
          </table:table-cell>
          <table:table-cell table:number-columns-repeated="2"/>
          <table:table-cell office:value-type="string" calcext:value-type="string">
            <text:p>garage ready refrigerator in black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rage ready refrigerator in black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garage ready refrigerator in black</text:p>
          </table:table-cell>
          <table:table-cell table:style-name="Default" office:value-type="float" office:value="10.2587907400704" calcext:value-type="float">
            <text:p>10,2587907400704</text:p>
          </table:table-cell>
          <table:table-cell table:style-name="ce4" office:value-type="float" office:value="0.333333333333333" calcext:value-type="float">
            <text:p><text:s/>1/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garage ready top-freezer</text:p>
          </table:table-cell>
          <table:table-cell table:number-columns-repeated="3" office:value-type="float" office:value="13.630678014265" calcext:value-type="float">
            <text:p>13,630678014265</text:p>
          </table:table-cell>
          <table:table-cell table:number-columns-repeated="2"/>
          <table:table-cell office:value-type="string" calcext:value-type="string">
            <text:p>garage ready top-freez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rage ready top-freez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garage ready top-freezer</text:p>
          </table:table-cell>
          <table:table-cell table:style-name="Default"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gas grill from Rogue XT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gas grill from Rogue XT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s grill from Rogue XT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gas grill from Rogue XT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grill in grey from prestige series</text:p>
          </table:table-cell>
          <table:table-cell table:number-columns-repeated="2" office:value-type="float" office:value="11.6487249878215" calcext:value-type="float">
            <text:p>11,6487249878215</text:p>
          </table:table-cell>
          <table:table-cell office:value-type="float" office:value="6.25928340679142" calcext:value-type="float">
            <text:p>6,25928340679142</text:p>
          </table:table-cell>
          <table:table-cell table:number-columns-repeated="2"/>
          <table:table-cell office:value-type="string" calcext:value-type="string">
            <text:p>grill in grey from prestige series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ll in grey from prestige series</text:p>
          </table:table-cell>
          <table:table-cell office:value-type="float" office:value="11.6487249878215" calcext:value-type="float">
            <text:p>11,648724987821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grill in grey from prestige series</text:p>
          </table:table-cell>
          <table:table-cell table:style-name="Default" office:value-type="float" office:value="6.25928340679142" calcext:value-type="float">
            <text:p>6,25928340679142</text:p>
          </table:table-cell>
          <table:table-cell table:style-name="ce4" office:value-type="string" calcext:value-type="string">
            <text:p>¼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grill with 1 side burner in black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2.7251183154974" calcext:value-type="float">
            <text:p>12,7251183154974</text:p>
          </table:table-cell>
          <table:table-cell office:value-type="float" office:value="13.630678014265" calcext:value-type="float">
            <text:p>13,630678014265</text:p>
          </table:table-cell>
          <table:table-cell table:number-columns-repeated="2"/>
          <table:table-cell office:value-type="string" calcext:value-type="string">
            <text:p>grill with 1 side burner in black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ll with 1 side burner in black</text:p>
          </table:table-cell>
          <table:table-cell office:value-type="float" office:value="12.7251183154974" calcext:value-type="float">
            <text:p>12,7251183154974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grill with 1 side burner in black</text:p>
          </table:table-cell>
          <table:table-cell table:style-name="Default"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grill with 1 side burner in stainless steel</text:p>
          </table:table-cell>
          <table:table-cell office:value-type="float" office:value="12.9997482606936" calcext:value-type="float">
            <text:p>12,9997482606936</text:p>
          </table:table-cell>
          <table:table-cell office:value-type="float" office:value="11.595471753088" calcext:value-type="float">
            <text:p>11,595471753088</text:p>
          </table:table-cell>
          <table:table-cell office:value-type="float" office:value="12.256688266351" calcext:value-type="float">
            <text:p>12,256688266351</text:p>
          </table:table-cell>
          <table:table-cell table:number-columns-repeated="2"/>
          <table:table-cell office:value-type="string" calcext:value-type="string">
            <text:p>grill with 1 side burner in stainless steel</text:p>
          </table:table-cell>
          <table:table-cell office:value-type="float" office:value="12.9997482606936" calcext:value-type="float">
            <text:p>12,9997482606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ll with 1 side burner in stainless steel</text:p>
          </table:table-cell>
          <table:table-cell office:value-type="float" office:value="11.595471753088" calcext:value-type="float">
            <text:p>11,595471753088</text:p>
          </table:table-cell>
          <table:table-cell table:style-name="ce4" office:value-type="string" calcext:value-type="string">
            <text:p>½</text:p>
          </table:table-cell>
          <table:table-cell/>
          <table:table-cell office:value-type="string" calcext:value-type="string">
            <text:p>grill with 1 side burner in stainless steel</text:p>
          </table:table-cell>
          <table:table-cell table:style-name="Default" office:value-type="float" office:value="12.256688266351" calcext:value-type="float">
            <text:p>12,25668826635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grill with 4 main burners <text:s text:c="5"/></text:p>
          </table:table-cell>
          <table:table-cell office:value-type="float" office:value="9.95583678769594" calcext:value-type="float">
            <text:p>9,95583678769594</text:p>
          </table:table-cell>
          <table:table-cell office:value-type="float" office:value="12.1559114661851" calcext:value-type="float">
            <text:p>12,1559114661851</text:p>
          </table:table-cell>
          <table:table-cell office:value-type="float" office:value="10.5675925020863" calcext:value-type="float">
            <text:p>10,5675925020863</text:p>
          </table:table-cell>
          <table:table-cell table:number-columns-repeated="2"/>
          <table:table-cell office:value-type="string" calcext:value-type="string">
            <text:p>grill with 4 main burners <text:s text:c="5"/></text:p>
          </table:table-cell>
          <table:table-cell office:value-type="float" office:value="9.95583678769594" calcext:value-type="float">
            <text:p>9,95583678769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ll with 4 main burners <text:s text:c="5"/></text:p>
          </table:table-cell>
          <table:table-cell office:value-type="float" office:value="12.1559114661851" calcext:value-type="float">
            <text:p>12,155911466185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grill with 4 main burners <text:s text:c="5"/></text:p>
          </table:table-cell>
          <table:table-cell table:style-name="Default" office:value-type="float" office:value="10.5675925020863" calcext:value-type="float">
            <text:p>10,5675925020863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grill with rotisserie burne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90464804148463" calcext:value-type="float">
            <text:p>9,90464804148463</text:p>
          </table:table-cell>
          <table:table-cell table:number-columns-repeated="2"/>
          <table:table-cell office:value-type="string" calcext:value-type="string">
            <text:p>grill with rotisserie burn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ll with rotisserie burn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grill with rotisserie burner</text:p>
          </table:table-cell>
          <table:table-cell table:style-name="Default" office:value-type="float" office:value="9.90464804148463" calcext:value-type="float">
            <text:p>9,90464804148463</text:p>
          </table:table-cell>
          <table:table-cell table:style-name="ce4" office:value-type="string" calcext:value-type="string">
            <text:p>¼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imperial international bucket grill</text:p>
          </table:table-cell>
          <table:table-cell table:number-columns-repeated="3" office:value-type="float" office:value="13.630678014265" calcext:value-type="float">
            <text:p>13,630678014265</text:p>
          </table:table-cell>
          <table:table-cell table:number-columns-repeated="2"/>
          <table:table-cell office:value-type="string" calcext:value-type="string">
            <text:p>imperial international bucket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erial international bucket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imperial international bucket grill</text:p>
          </table:table-cell>
          <table:table-cell table:style-name="Default"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infinity fridge</text:p>
          </table:table-cell>
          <table:table-cell table:number-columns-repeated="2" office:value-type="float" office:value="12.3917849821641" calcext:value-type="float">
            <text:p>12,3917849821641</text:p>
          </table:table-cell>
          <table:table-cell office:value-type="float" office:value="12.294441757424" calcext:value-type="float">
            <text:p>12,294441757424</text:p>
          </table:table-cell>
          <table:table-cell table:number-columns-repeated="2"/>
          <table:table-cell office:value-type="string" calcext:value-type="string">
            <text:p>infinity fridge</text:p>
          </table:table-cell>
          <table:table-cell office:value-type="float" office:value="12.3917849821641" calcext:value-type="float">
            <text:p>12,3917849821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ity fridge</text:p>
          </table:table-cell>
          <table:table-cell office:value-type="float" office:value="12.3917849821641" calcext:value-type="float">
            <text:p>12,391784982164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infinity fridge</text:p>
          </table:table-cell>
          <table:table-cell table:style-name="Default" office:value-type="float" office:value="12.294441757424" calcext:value-type="float">
            <text:p>12,294441757424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infrared gas grill</text:p>
          </table:table-cell>
          <table:table-cell table:number-columns-repeated="3" office:value-type="float" office:value="13.630678014265" calcext:value-type="float">
            <text:p>13,630678014265</text:p>
          </table:table-cell>
          <table:table-cell table:number-columns-repeated="2"/>
          <table:table-cell office:value-type="string" calcext:value-type="string">
            <text:p>infrared gas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red gas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infrared gas grill</text:p>
          </table:table-cell>
          <table:table-cell table:style-name="Default"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instaview refrigerato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instaview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view refrigerato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instaview refrigerato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kettle charcoal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2.7251183154974" calcext:value-type="float">
            <text:p>12,7251183154974</text:p>
          </table:table-cell>
          <table:table-cell table:number-columns-repeated="2"/>
          <table:table-cell office:value-type="string" calcext:value-type="string">
            <text:p>kettle charcoal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ttle charcoal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kettle charcoal grill</text:p>
          </table:table-cell>
          <table:table-cell table:style-name="Default" office:value-type="float" office:value="12.7251183154974" calcext:value-type="float">
            <text:p>12,7251183154974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LG wi-fi refrigerato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LG wi-fi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G wi-fi refrigerato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LG wi-fi refrigerato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lifesmart grill</text:p>
          </table:table-cell>
          <table:table-cell table:number-columns-repeated="2" office:value-type="float" office:value="12.0355777950561" calcext:value-type="float">
            <text:p>12,0355777950561</text:p>
          </table:table-cell>
          <table:table-cell office:value-type="float" office:value="9.72148200517401" calcext:value-type="float">
            <text:p>9,72148200517401</text:p>
          </table:table-cell>
          <table:table-cell table:number-columns-repeated="2"/>
          <table:table-cell office:value-type="string" calcext:value-type="string">
            <text:p>lifesmart grill</text:p>
          </table:table-cell>
          <table:table-cell office:value-type="float" office:value="12.0355777950561" calcext:value-type="float">
            <text:p>12,0355777950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fesmart grill</text:p>
          </table:table-cell>
          <table:table-cell office:value-type="float" office:value="12.0355777950561" calcext:value-type="float">
            <text:p>12,035577795056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lifesmart grill</text:p>
          </table:table-cell>
          <table:table-cell table:style-name="Default" office:value-type="float" office:value="9.72148200517401" calcext:value-type="float">
            <text:p>9,72148200517401</text:p>
          </table:table-cell>
          <table:table-cell table:style-name="ce4" office:value-type="float" office:value="0.142857142857143" calcext:value-type="float">
            <text:p><text:s/>1/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lightweight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1.2180484297481" calcext:value-type="float">
            <text:p>11,2180484297481</text:p>
          </table:table-cell>
          <table:table-cell table:number-columns-repeated="2"/>
          <table:table-cell office:value-type="string" calcext:value-type="string">
            <text:p>lightweight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weight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lightweight grill</text:p>
          </table:table-cell>
          <table:table-cell table:style-name="Default"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mini fridge freeze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0.8668466398672" calcext:value-type="float">
            <text:p>10,8668466398672</text:p>
          </table:table-cell>
          <table:table-cell table:number-columns-repeated="2"/>
          <table:table-cell office:value-type="string" calcext:value-type="string">
            <text:p>mini fridge freez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fridge freez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mini fridge freezer</text:p>
          </table:table-cell>
          <table:table-cell table:style-name="Default" office:value-type="float" office:value="10.8668466398672" calcext:value-type="float">
            <text:p>10,8668466398672</text:p>
          </table:table-cell>
          <table:table-cell table:style-name="ce4" office:value-type="string" calcext:value-type="string">
            <text:p>½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napoleon grill rotisseri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4.54355933808835" calcext:value-type="float">
            <text:p>4,54355933808835</text:p>
          </table:table-cell>
          <table:table-cell table:number-columns-repeated="2"/>
          <table:table-cell office:value-type="string" calcext:value-type="string">
            <text:p>napoleon grill rotisseri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poleon grill rotisserie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napoleon grill rotisserie</text:p>
          </table:table-cell>
          <table:table-cell table:style-name="Default" office:value-type="float" office:value="4.54355933808835" calcext:value-type="float">
            <text:p>4,54355933808835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napoleon grill with 1 side burne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napoleon grill with 1 side burn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poleon grill with 1 side burn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napoleon grill with 1 side burne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napoleon travel q grill</text:p>
          </table:table-cell>
          <table:table-cell office:value-type="float" office:value="10.6458220643139" calcext:value-type="float">
            <text:p>10,6458220643139</text:p>
          </table:table-cell>
          <table:table-cell office:value-type="float" office:value="10.7180484297481" calcext:value-type="float">
            <text:p>10,7180484297481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napoleon travel q grill</text:p>
          </table:table-cell>
          <table:table-cell office:value-type="float" office:value="10.6458220643139" calcext:value-type="float">
            <text:p>10,6458220643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poleon travel q grill</text:p>
          </table:table-cell>
          <table:table-cell office:value-type="float" office:value="10.7180484297481" calcext:value-type="float">
            <text:p>10,7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napoleon travel q grill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natural gas ruby grill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9.99267837494429" calcext:value-type="float">
            <text:p>9,99267837494429</text:p>
          </table:table-cell>
          <table:table-cell table:number-columns-repeated="2"/>
          <table:table-cell office:value-type="string" calcext:value-type="string">
            <text:p>natural gas ruby grill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ural gas ruby grill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natural gas ruby grill</text:p>
          </table:table-cell>
          <table:table-cell table:style-name="Default" office:value-type="float" office:value="9.99267837494429" calcext:value-type="float">
            <text:p>9,99267837494429</text:p>
          </table:table-cell>
          <table:table-cell table:style-name="ce4" office:value-type="float" office:value="0.142857142857143" calcext:value-type="float">
            <text:p><text:s/>1/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oklahoma joe grill</text:p>
          </table:table-cell>
          <table:table-cell table:number-columns-repeated="2" office:value-type="float" office:value="10.7180484297481" calcext:value-type="float">
            <text:p>10,7180484297481</text:p>
          </table:table-cell>
          <table:table-cell office:value-type="float" office:value="10.455658270687" calcext:value-type="float">
            <text:p>10,455658270687</text:p>
          </table:table-cell>
          <table:table-cell table:number-columns-repeated="2"/>
          <table:table-cell office:value-type="string" calcext:value-type="string">
            <text:p>oklahoma joe grill</text:p>
          </table:table-cell>
          <table:table-cell office:value-type="float" office:value="10.7180484297481" calcext:value-type="float">
            <text:p>10,7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klahoma joe grill</text:p>
          </table:table-cell>
          <table:table-cell office:value-type="float" office:value="10.7180484297481" calcext:value-type="float">
            <text:p>10,7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oklahoma joe grill</text:p>
          </table:table-cell>
          <table:table-cell table:style-name="Default" office:value-type="float" office:value="10.455658270687" calcext:value-type="float">
            <text:p>10,455658270687</text:p>
          </table:table-cell>
          <table:table-cell table:style-name="ce4" office:value-type="string" calcext:value-type="string">
            <text:p>¼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ellet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2.324642621374" calcext:value-type="float">
            <text:p>12,324642621374</text:p>
          </table:table-cell>
          <table:table-cell table:number-columns-repeated="2"/>
          <table:table-cell office:value-type="string" calcext:value-type="string">
            <text:p>pellet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let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pellet grill</text:p>
          </table:table-cell>
          <table:table-cell table:style-name="Default" office:value-type="float" office:value="12.324642621374" calcext:value-type="float">
            <text:p>12,324642621374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ellet grill and smoke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0.3795311821788" calcext:value-type="float">
            <text:p>10,3795311821788</text:p>
          </table:table-cell>
          <table:table-cell table:number-columns-repeated="2"/>
          <table:table-cell office:value-type="string" calcext:value-type="string">
            <text:p>pellet grill and smok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let grill and smok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pellet grill and smoker</text:p>
          </table:table-cell>
          <table:table-cell table:style-name="Default" office:value-type="float" office:value="10.3795311821788" calcext:value-type="float">
            <text:p>10,3795311821788</text:p>
          </table:table-cell>
          <table:table-cell table:style-name="ce4" office:value-type="float" office:value="0.2" calcext:value-type="float">
            <text:p><text:s/>1/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it boss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1.4525768301705" calcext:value-type="float">
            <text:p>11,4525768301705</text:p>
          </table:table-cell>
          <table:table-cell table:number-columns-repeated="2"/>
          <table:table-cell office:value-type="string" calcext:value-type="string">
            <text:p>pit boss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t boss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pit boss grill</text:p>
          </table:table-cell>
          <table:table-cell table:style-name="Default" office:value-type="float" office:value="11.4525768301705" calcext:value-type="float">
            <text:p>11,452576830170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it boss pellet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0.6635120038526" calcext:value-type="float">
            <text:p>10,6635120038526</text:p>
          </table:table-cell>
          <table:table-cell office:value-type="float" office:value="10.289436360197" calcext:value-type="float">
            <text:p>10,289436360197</text:p>
          </table:table-cell>
          <table:table-cell table:number-columns-repeated="2"/>
          <table:table-cell office:value-type="string" calcext:value-type="string">
            <text:p>pit boss pellet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t boss pellet grill</text:p>
          </table:table-cell>
          <table:table-cell office:value-type="float" office:value="10.6635120038526" calcext:value-type="float">
            <text:p>10,6635120038526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pit boss pellet grill</text:p>
          </table:table-cell>
          <table:table-cell table:style-name="Default" office:value-type="float" office:value="10.289436360197" calcext:value-type="float">
            <text:p>10,289436360197</text:p>
          </table:table-cell>
          <table:table-cell table:style-name="ce4" office:value-type="float" office:value="0.333333333333333" calcext:value-type="float">
            <text:p><text:s/>1/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ortable gas grill in aluminum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portable gas grill in aluminum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rtable gas grill in aluminum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portable gas grill in aluminum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remium kettle grill</text:p>
          </table:table-cell>
          <table:table-cell office:value-type="float" office:value="9.66677196137805" calcext:value-type="float">
            <text:p>9,66677196137805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11.3345433021979" calcext:value-type="float">
            <text:p>11,3345433021979</text:p>
          </table:table-cell>
          <table:table-cell table:number-columns-repeated="2"/>
          <table:table-cell office:value-type="string" calcext:value-type="string">
            <text:p>premium kettle grill</text:p>
          </table:table-cell>
          <table:table-cell office:value-type="float" office:value="9.66677196137805" calcext:value-type="float">
            <text:p>9,66677196137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mium kettle grill</text:p>
          </table:table-cell>
          <table:table-cell office:value-type="float" office:value="11.6487249878215" calcext:value-type="float">
            <text:p>11,648724987821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premium kettle grill</text:p>
          </table:table-cell>
          <table:table-cell table:style-name="Default" office:value-type="float" office:value="11.3345433021979" calcext:value-type="float">
            <text:p>11,3345433021979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remium levella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6.41535399101565" calcext:value-type="float">
            <text:p>6,41535399101565</text:p>
          </table:table-cell>
          <table:table-cell table:number-columns-repeated="2"/>
          <table:table-cell office:value-type="string" calcext:value-type="string">
            <text:p>premium levella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mium levella refrigerator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premium levella refrigerator</text:p>
          </table:table-cell>
          <table:table-cell table:style-name="Default" office:value-type="float" office:value="6.41535399101565" calcext:value-type="float">
            <text:p>6,41535399101565</text:p>
          </table:table-cell>
          <table:table-cell table:style-name="ce4" office:value-type="float" office:value="0.111111111111111" calcext:value-type="float">
            <text:p><text:s/>1/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rime pellet grill</text:p>
          </table:table-cell>
          <table:table-cell table:number-columns-repeated="2" office:value-type="float" office:value="11.6487249878215" calcext:value-type="float">
            <text:p>11,6487249878215</text:p>
          </table:table-cell>
          <table:table-cell office:value-type="float" office:value="11.2180484297481" calcext:value-type="float">
            <text:p>11,2180484297481</text:p>
          </table:table-cell>
          <table:table-cell table:number-columns-repeated="2"/>
          <table:table-cell office:value-type="string" calcext:value-type="string">
            <text:p>prime pellet grill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me pellet grill</text:p>
          </table:table-cell>
          <table:table-cell office:value-type="float" office:value="11.6487249878215" calcext:value-type="float">
            <text:p>11,648724987821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prime pellet grill</text:p>
          </table:table-cell>
          <table:table-cell table:style-name="Default"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ropane grill with 4 burners</text:p>
          </table:table-cell>
          <table:table-cell office:value-type="float" office:value="11.4497549834855" calcext:value-type="float">
            <text:p>11,4497549834855</text:p>
          </table:table-cell>
          <table:table-cell office:value-type="float" office:value="11.6907504893059" calcext:value-type="float">
            <text:p>11,6907504893059</text:p>
          </table:table-cell>
          <table:table-cell office:value-type="float" office:value="11.3488855620523" calcext:value-type="float">
            <text:p>11,3488855620523</text:p>
          </table:table-cell>
          <table:table-cell table:number-columns-repeated="2"/>
          <table:table-cell office:value-type="string" calcext:value-type="string">
            <text:p>propane grill with 4 burners</text:p>
          </table:table-cell>
          <table:table-cell office:value-type="float" office:value="11.4497549834855" calcext:value-type="float">
            <text:p>11,4497549834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ane grill with 4 burners</text:p>
          </table:table-cell>
          <table:table-cell office:value-type="float" office:value="11.6907504893059" calcext:value-type="float">
            <text:p>11,6907504893059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propane grill with 4 burners</text:p>
          </table:table-cell>
          <table:table-cell table:style-name="Default" office:value-type="float" office:value="11.3488855620523" calcext:value-type="float">
            <text:p>11,3488855620523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red mini fridge</text:p>
          </table:table-cell>
          <table:table-cell table:number-columns-repeated="2" office:value-type="float" office:value="12.3917849821641" calcext:value-type="float">
            <text:p>12,3917849821641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red mini fridge</text:p>
          </table:table-cell>
          <table:table-cell office:value-type="float" office:value="12.3917849821641" calcext:value-type="float">
            <text:p>12,3917849821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 mini fridge</text:p>
          </table:table-cell>
          <table:table-cell office:value-type="float" office:value="12.3917849821641" calcext:value-type="float">
            <text:p>12,391784982164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red mini fridge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refrigerator bottom-freez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2.7251183154974" calcext:value-type="float">
            <text:p>12,7251183154974</text:p>
          </table:table-cell>
          <table:table-cell office:value-type="float" office:value="10.3332601110358" calcext:value-type="float">
            <text:p>10,3332601110358</text:p>
          </table:table-cell>
          <table:table-cell table:number-columns-repeated="2"/>
          <table:table-cell office:value-type="string" calcext:value-type="string">
            <text:p>refrigerator bottom-freez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rigerator bottom-freezer</text:p>
          </table:table-cell>
          <table:table-cell office:value-type="float" office:value="12.7251183154974" calcext:value-type="float">
            <text:p>12,7251183154974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refrigerator bottom-freezer</text:p>
          </table:table-cell>
          <table:table-cell table:style-name="Default" office:value-type="float" office:value="10.3332601110358" calcext:value-type="float">
            <text:p>10,3332601110358</text:p>
          </table:table-cell>
          <table:table-cell table:style-name="ce4" office:value-type="float" office:value="0.333333333333333" calcext:value-type="float">
            <text:p><text:s/>1/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refrigerator with dual ice make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37618350249458" calcext:value-type="float">
            <text:p>9,37618350249458</text:p>
          </table:table-cell>
          <table:table-cell table:number-columns-repeated="2"/>
          <table:table-cell office:value-type="string" calcext:value-type="string">
            <text:p>refrigerator with dual ice mak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rigerator with dual ice mak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refrigerator with dual ice maker</text:p>
          </table:table-cell>
          <table:table-cell table:style-name="Default" office:value-type="float" office:value="9.37618350249458" calcext:value-type="float">
            <text:p>9,37618350249458</text:p>
          </table:table-cell>
          <table:table-cell table:style-name="ce4" office:value-type="float" office:value="0.1" calcext:value-type="float">
            <text:p><text:s/>1/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refrigerator with water dispenser</text:p>
          </table:table-cell>
          <table:table-cell office:value-type="float" office:value="13.0405831922832" calcext:value-type="float">
            <text:p>13,0405831922832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67721349815856" calcext:value-type="float">
            <text:p>9,67721349815856</text:p>
          </table:table-cell>
          <table:table-cell table:number-columns-repeated="2"/>
          <table:table-cell office:value-type="string" calcext:value-type="string">
            <text:p>refrigerator with water dispenser</text:p>
          </table:table-cell>
          <table:table-cell office:value-type="float" office:value="13.0405831922832" calcext:value-type="float">
            <text:p>13,0405831922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rigerator with water dispens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refrigerator with water dispenser</text:p>
          </table:table-cell>
          <table:table-cell table:style-name="Default" office:value-type="float" office:value="9.67721349815856" calcext:value-type="float">
            <text:p>9,67721349815856</text:p>
          </table:table-cell>
          <table:table-cell table:style-name="ce4" office:value-type="float" office:value="0.111111111111111" calcext:value-type="float">
            <text:p><text:s/>1/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ide by side refrigerator with ice mak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office:value-type="float" office:value="12.3917849821641" calcext:value-type="float">
            <text:p>12,3917849821641</text:p>
          </table:table-cell>
          <table:table-cell table:number-columns-repeated="2"/>
          <table:table-cell office:value-type="string" calcext:value-type="string">
            <text:p>side by side refrigerator with ice mak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de by side refrigerator with ice maker</text:p>
          </table:table-cell>
          <table:table-cell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side by side refrigerator with ice maker</text:p>
          </table:table-cell>
          <table:table-cell table:style-name="Default" office:value-type="float" office:value="12.3917849821641" calcext:value-type="float">
            <text:p>12,391784982164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ide-by-side <text:s/>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2.3382655082629" calcext:value-type="float">
            <text:p>12,3382655082629</text:p>
          </table:table-cell>
          <table:table-cell office:value-type="float" office:value="10.3260117082776" calcext:value-type="float">
            <text:p>10,3260117082776</text:p>
          </table:table-cell>
          <table:table-cell table:number-columns-repeated="2"/>
          <table:table-cell office:value-type="string" calcext:value-type="string">
            <text:p>side-by-side <text:s/>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de-by-side <text:s/>refrigerator</text:p>
          </table:table-cell>
          <table:table-cell office:value-type="float" office:value="12.3382655082629" calcext:value-type="float">
            <text:p>12,3382655082629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side-by-side <text:s/>refrigerator</text:p>
          </table:table-cell>
          <table:table-cell table:style-name="Default" office:value-type="float" office:value="10.3260117082776" calcext:value-type="float">
            <text:p>10,3260117082776</text:p>
          </table:table-cell>
          <table:table-cell table:style-name="ce4" office:value-type="float" office:value="0.166666666666667" calcext:value-type="float">
            <text:p><text:s/>1/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ilver fridge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5.47280062874342" calcext:value-type="float">
            <text:p>5,47280062874342</text:p>
          </table:table-cell>
          <table:table-cell table:number-columns-repeated="2"/>
          <table:table-cell office:value-type="string" calcext:value-type="string">
            <text:p>silver fridg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ver fridge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silver fridge</text:p>
          </table:table-cell>
          <table:table-cell table:style-name="Default" office:value-type="float" office:value="5.47280062874342" calcext:value-type="float">
            <text:p>5,47280062874342</text:p>
          </table:table-cell>
          <table:table-cell table:style-name="ce4" office:value-type="string" calcext:value-type="string">
            <text:p>¼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mart refrigerato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smart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rt refrigerato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smart refrigerato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tainless steel <text:s/>gas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0.6665934443691" calcext:value-type="float">
            <text:p>10,6665934443691</text:p>
          </table:table-cell>
          <table:table-cell table:number-columns-repeated="2"/>
          <table:table-cell office:value-type="string" calcext:value-type="string">
            <text:p>Stainless steel <text:s/>gas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inless steel <text:s/>gas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Stainless steel <text:s/>gas grill</text:p>
          </table:table-cell>
          <table:table-cell table:style-name="Default" office:value-type="float" office:value="10.6665934443691" calcext:value-type="float">
            <text:p>10,6665934443691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tainless steel black fridge</text:p>
          </table:table-cell>
          <table:table-cell office:value-type="float" office:value="11.30814325173" calcext:value-type="float">
            <text:p>11,30814325173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0.6772134981586" calcext:value-type="float">
            <text:p>10,6772134981586</text:p>
          </table:table-cell>
          <table:table-cell table:number-columns-repeated="2"/>
          <table:table-cell office:value-type="string" calcext:value-type="string">
            <text:p>stainless steel black fridge</text:p>
          </table:table-cell>
          <table:table-cell office:value-type="float" office:value="11.30814325173" calcext:value-type="float">
            <text:p>11,30814325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inless steel black fridge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stainless steel black fridge</text:p>
          </table:table-cell>
          <table:table-cell table:style-name="Default" office:value-type="float" office:value="10.6772134981586" calcext:value-type="float">
            <text:p>10,6772134981586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tainless steel french door refrigerator</text:p>
          </table:table-cell>
          <table:table-cell office:value-type="float" office:value="12.7251183154974" calcext:value-type="float">
            <text:p>12,7251183154974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9.99267837494429" calcext:value-type="float">
            <text:p>9,99267837494429</text:p>
          </table:table-cell>
          <table:table-cell table:number-columns-repeated="2"/>
          <table:table-cell office:value-type="string" calcext:value-type="string">
            <text:p>stainless steel french door refrigerator</text:p>
          </table:table-cell>
          <table:table-cell office:value-type="float" office:value="12.7251183154974" calcext:value-type="float">
            <text:p>12,7251183154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inless steel french door refrigerato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stainless steel french door refrigerator</text:p>
          </table:table-cell>
          <table:table-cell table:style-name="Default" office:value-type="float" office:value="9.99267837494429" calcext:value-type="float">
            <text:p>9,99267837494429</text:p>
          </table:table-cell>
          <table:table-cell table:style-name="ce4" office:value-type="float" office:value="0.142857142857143" calcext:value-type="float">
            <text:p><text:s/>1/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titanium portable grill</text:p>
          </table:table-cell>
          <table:table-cell table:number-columns-repeated="2" office:value-type="float" office:value="11.2180484297481" calcext:value-type="float">
            <text:p>11,2180484297481</text:p>
          </table:table-cell>
          <table:table-cell office:value-type="float" office:value="4.54355933808835" calcext:value-type="float">
            <text:p>4,54355933808835</text:p>
          </table:table-cell>
          <table:table-cell table:number-columns-repeated="2"/>
          <table:table-cell office:value-type="string" calcext:value-type="string">
            <text:p>titanium portable grill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tanium portable grill</text:p>
          </table:table-cell>
          <table:table-cell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titanium portable grill</text:p>
          </table:table-cell>
          <table:table-cell table:style-name="Default" office:value-type="float" office:value="4.54355933808835" calcext:value-type="float">
            <text:p>4,54355933808835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top-freezer fridge in white</text:p>
          </table:table-cell>
          <table:table-cell office:value-type="float" office:value="10.1742246789093" calcext:value-type="float">
            <text:p>10,1742246789093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1.7465129687382" calcext:value-type="float">
            <text:p>11,7465129687382</text:p>
          </table:table-cell>
          <table:table-cell table:number-columns-repeated="2"/>
          <table:table-cell office:value-type="string" calcext:value-type="string">
            <text:p>top-freezer fridge in white</text:p>
          </table:table-cell>
          <table:table-cell office:value-type="float" office:value="10.1742246789093" calcext:value-type="float">
            <text:p>10,1742246789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p-freezer fridge in white</text:p>
          </table:table-cell>
          <table:table-cell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top-freezer fridge in white</text:p>
          </table:table-cell>
          <table:table-cell table:style-name="Default" office:value-type="float" office:value="11.7465129687382" calcext:value-type="float">
            <text:p>11,7465129687382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eber black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2.3416131879472" calcext:value-type="float">
            <text:p>12,3416131879472</text:p>
          </table:table-cell>
          <table:table-cell table:number-columns-repeated="2"/>
          <table:table-cell office:value-type="string" calcext:value-type="string">
            <text:p>weber black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ber black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eber black grill</text:p>
          </table:table-cell>
          <table:table-cell table:style-name="Default" office:value-type="float" office:value="12.3416131879472" calcext:value-type="float">
            <text:p>12,3416131879472</text:p>
          </table:table-cell>
          <table:table-cell table:style-name="ce4" office:value-type="string" calcext:value-type="string">
            <text:p>½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eber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2.625672617038" calcext:value-type="float">
            <text:p>12,625672617038</text:p>
          </table:table-cell>
          <table:table-cell table:number-columns-repeated="2"/>
          <table:table-cell office:value-type="string" calcext:value-type="string">
            <text:p>weber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ber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eber grill</text:p>
          </table:table-cell>
          <table:table-cell table:style-name="Default" office:value-type="float" office:value="12.625672617038" calcext:value-type="float">
            <text:p>12,625672617038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eber grill spirit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9.44332586328471" calcext:value-type="float">
            <text:p>9,44332586328471</text:p>
          </table:table-cell>
          <table:table-cell table:number-columns-repeated="2"/>
          <table:table-cell office:value-type="string" calcext:value-type="string">
            <text:p>weber grill spirit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ber grill spirit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eber grill spirit</text:p>
          </table:table-cell>
          <table:table-cell table:style-name="Default" office:value-type="float" office:value="9.44332586328471" calcext:value-type="float">
            <text:p>9,44332586328471</text:p>
          </table:table-cell>
          <table:table-cell table:style-name="ce4" office:value-type="float" office:value="0.142857142857143" calcext:value-type="float">
            <text:p><text:s/>1/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eber liquid propane grill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0.0513817630815" calcext:value-type="float">
            <text:p>10,0513817630815</text:p>
          </table:table-cell>
          <table:table-cell table:number-columns-repeated="2"/>
          <table:table-cell office:value-type="string" calcext:value-type="string">
            <text:p>weber liquid propane grill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ber liquid propane grill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eber liquid propane grill</text:p>
          </table:table-cell>
          <table:table-cell table:style-name="Default" office:value-type="float" office:value="10.0513817630815" calcext:value-type="float">
            <text:p>10,0513817630815</text:p>
          </table:table-cell>
          <table:table-cell table:style-name="ce4" office:value-type="string" calcext:value-type="string">
            <text:p>½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hirlpool refrigerator</text:p>
          </table:table-cell>
          <table:table-cell table:number-columns-repeated="3" office:value-type="float" office:value="13.630678014265" calcext:value-type="float">
            <text:p>13,630678014265</text:p>
          </table:table-cell>
          <table:table-cell table:number-columns-repeated="2"/>
          <table:table-cell office:value-type="string" calcext:value-type="string">
            <text:p>whirlpool refrigerato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rlpool refrigerato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hirlpool refrigerator</text:p>
          </table:table-cell>
          <table:table-cell table:style-name="Default"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hite grill</text:p>
          </table:table-cell>
          <table:table-cell table:number-columns-repeated="2" office:value-type="float" office:value="11.2180484297481" calcext:value-type="float">
            <text:p>11,2180484297481</text:p>
          </table:table-cell>
          <table:table-cell office:value-type="float" office:value="10.2608552285927" calcext:value-type="float">
            <text:p>10,2608552285927</text:p>
          </table:table-cell>
          <table:table-cell table:number-columns-repeated="2"/>
          <table:table-cell office:value-type="string" calcext:value-type="string">
            <text:p>white grill</text:p>
          </table:table-cell>
          <table:table-cell office:value-type="float" office:value="11.2180484297481" calcext:value-type="float">
            <text:p>11,2180484297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 grill</text:p>
          </table:table-cell>
          <table:table-cell office:value-type="float" office:value="11.2180484297481" calcext:value-type="float">
            <text:p>11,2180484297481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hite grill</text:p>
          </table:table-cell>
          <table:table-cell table:style-name="Default" office:value-type="float" office:value="10.2608552285927" calcext:value-type="float">
            <text:p>10,2608552285927</text:p>
          </table:table-cell>
          <table:table-cell table:style-name="ce4" office:value-type="string" calcext:value-type="string">
            <text:p>¼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hite mini fridg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3.0405831922832" calcext:value-type="float">
            <text:p>13,0405831922832</text:p>
          </table:table-cell>
          <table:table-cell office:value-type="float" office:value="10.9522246952612" calcext:value-type="float">
            <text:p>10,9522246952612</text:p>
          </table:table-cell>
          <table:table-cell table:number-columns-repeated="2"/>
          <table:table-cell office:value-type="string" calcext:value-type="string">
            <text:p>white mini fridge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 mini fridge</text:p>
          </table:table-cell>
          <table:table-cell office:value-type="float" office:value="13.0405831922832" calcext:value-type="float">
            <text:p>13,0405831922832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hite mini fridge</text:p>
          </table:table-cell>
          <table:table-cell table:style-name="Default" office:value-type="float" office:value="10.9522246952612" calcext:value-type="float">
            <text:p>10,9522246952612</text:p>
          </table:table-cell>
          <table:table-cell table:style-name="ce4" office:value-type="string" calcext:value-type="string">
            <text:p>½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hite refrigerator with ice maker</text:p>
          </table:table-cell>
          <table:table-cell table:number-columns-repeated="2" office:value-type="float" office:value="13.630678014265" calcext:value-type="float">
            <text:p>13,630678014265</text:p>
          </table:table-cell>
          <table:table-cell office:value-type="float" office:value="10.6678766355312" calcext:value-type="float">
            <text:p>10,6678766355312</text:p>
          </table:table-cell>
          <table:table-cell table:number-columns-repeated="2"/>
          <table:table-cell office:value-type="string" calcext:value-type="string">
            <text:p>white refrigerator with ice maker</text:p>
          </table:table-cell>
          <table:table-cell office:value-type="float" office:value="13.630678014265" calcext:value-type="float">
            <text:p>13,630678014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 refrigerator with ice maker</text:p>
          </table:table-cell>
          <table:table-cell office:value-type="float" office:value="13.630678014265" calcext:value-type="float">
            <text:p>13,63067801426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hite refrigerator with ice maker</text:p>
          </table:table-cell>
          <table:table-cell table:style-name="Default" office:value-type="float" office:value="10.6678766355312" calcext:value-type="float">
            <text:p>10,6678766355312</text:p>
          </table:table-cell>
          <table:table-cell table:style-name="ce4" office:value-type="string" calcext:value-type="string">
            <text:p>½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wi-fi fridge with ice maker</text:p>
          </table:table-cell>
          <table:table-cell table:number-columns-repeated="2" office:value-type="float" office:value="11.6487249878215" calcext:value-type="float">
            <text:p>11,6487249878215</text:p>
          </table:table-cell>
          <table:table-cell office:value-type="float" office:value="9.08711867617669" calcext:value-type="float">
            <text:p>9,08711867617669</text:p>
          </table:table-cell>
          <table:table-cell table:number-columns-repeated="2"/>
          <table:table-cell office:value-type="string" calcext:value-type="string">
            <text:p>wi-fi fridge with ice maker</text:p>
          </table:table-cell>
          <table:table-cell office:value-type="float" office:value="11.6487249878215" calcext:value-type="float">
            <text:p>11,64872498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-fi fridge with ice maker</text:p>
          </table:table-cell>
          <table:table-cell office:value-type="float" office:value="11.6487249878215" calcext:value-type="float">
            <text:p>11,6487249878215</text:p>
          </table:table-cell>
          <table:table-cell table:style-name="ce4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wi-fi fridge with ice maker</text:p>
          </table:table-cell>
          <table:table-cell table:style-name="Default" office:value-type="float" office:value="9.08711867617669" calcext:value-type="float">
            <text:p>9,08711867617669</text:p>
          </table:table-cell>
          <table:table-cell table:style-name="ce4" office:value-type="float" office:value="0" calcext:value-type="float">
            <text:p>0 <text:s text:c="3"/>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13"/>
          <table:table-cell table:style-name="ce4"/>
          <table:table-cell table:number-columns-repeated="2"/>
          <table:table-cell table:style-name="Default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 table:number-columns-repeated="8"/>
          <table:table-cell office:value-type="string" calcext:value-type="string">
            <text:p>Mean Reciprocal Rank :</text:p>
          </table:table-cell>
          <table:table-cell table:formula="of:=SUM([.J4:.J102])/98" office:value-type="float" office:value="0.989795918367347" calcext:value-type="float">
            <text:p>0,989795918367347</text:p>
          </table:table-cell>
          <table:table-cell table:number-columns-repeated="2"/>
          <table:table-cell office:value-type="string" calcext:value-type="string">
            <text:p>Mean Reciprocal Rank :</text:p>
          </table:table-cell>
          <table:table-cell table:formula="of:=SUM([.N4:.N102])/98" office:value-type="float" office:value="0.8140589569161" calcext:value-type="float">
            <text:p>0,8140589569161</text:p>
          </table:table-cell>
          <table:table-cell table:number-columns-repeated="2"/>
          <table:table-cell table:style-name="Default" office:value-type="string" calcext:value-type="string">
            <text:p>Mean Reciprocal Rank :</text:p>
          </table:table-cell>
          <table:table-cell table:formula="of:=SUM([.R4:.R102])/98" office:value-type="float" office:value="0.426486070618724" calcext:value-type="float">
            <text:p>0,426486070618724</text:p>
          </table:table-cell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MRR</text:p>
          </table:table-cell>
          <table:table-cell/>
          <table:table-cell office:value-type="string" calcext:value-type="string">
            <text:p>Whoosh Full Text</text:p>
          </table:table-cell>
          <table:table-cell office:value-type="string" calcext:value-type="string">
            <text:p>Whoosh NER Implementation</text:p>
          </table:table-cell>
          <table:table-cell office:value-type="string" calcext:value-type="string">
            <text:p>Jina Full Text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f:=SUM([.J4:.J102])/98" office:value-type="float" office:value="0.989795918367347" calcext:value-type="float">
            <text:p>0,989795918367347</text:p>
          </table:table-cell>
          <table:table-cell office:value-type="float" office:value="0.8140589569161" calcext:value-type="float">
            <text:p>0,8140589569161</text:p>
          </table:table-cell>
          <table:table-cell table:formula="of:=SUM([.R4:.R102])/98" office:value-type="float" office:value="0.426486070618724" calcext:value-type="float">
            <text:p>0,426486070618724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Whoosh Full Text</text:p>
          </table:table-cell>
          <table:table-cell office:value-type="string" calcext:value-type="string">
            <text:p>Whoosh NER Implementation</text:p>
          </table:table-cell>
          <table:table-cell office:value-type="string" calcext:value-type="string">
            <text:p>Jina Full Tex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CG</text:p>
          </table:table-cell>
          <table:table-cell/>
          <table:table-cell table:formula="of:=SUM([.I4:.I102])/98" office:value-type="float" office:value="12.7704589864901" calcext:value-type="float">
            <text:p>12,7704589864901</text:p>
          </table:table-cell>
          <table:table-cell table:formula="of:=SUM([.M4:.M102])/98" office:value-type="float" office:value="12.2343547462994" calcext:value-type="float">
            <text:p>12,2343547462994</text:p>
          </table:table-cell>
          <table:table-cell table:formula="of:=SUM([.Q4:.Q102])/98" office:value-type="float" office:value="10.4036161643722" calcext:value-type="float">
            <text:p>10,4036161643722</text:p>
          </table:table-cell>
          <table:table-cell table:number-columns-repeated="14"/>
        </table:table-row>
        <table:table-row table:style-name="ro1" table:number-rows-repeated="41">
          <table:table-cell table:number-columns-repeated="22"/>
        </table:table-row>
        <table:table-row table:style-name="ro1" table:number-rows-repeated="99">
          <table:table-cell table:number-columns-repeated="12"/>
          <table:table-cell table:style-name="ce3" table:number-columns-repeated="2"/>
          <table:table-cell table:number-columns-repeated="8"/>
        </table:table-row>
        <table:table-row table:style-name="ro1" table:number-rows-repeated="104832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il Queries" table:style-name="ta1">
        <table:shapes>
          <draw:frame draw:z-index="0" draw:style-name="gr1" draw:text-style-name="P1" svg:width="27.774cm" svg:height="15.622cm" svg:x="2.667cm" svg:y="16.026cm">
            <draw:object draw:notify-on-update-of-ranges="'Tail Queries'.C29:'Tail Queries'.C29 'Tail Queries'.C30:'Tail Queries'.C30 'Tail Queries'.D29:'Tail Queries'.D29 'Tail Queries'.D30:'Tail Queries'.D30 'Tail Queries'.E29:'Tail Queries'.E29 'Tail Queries'.E30:'Tail Queries'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0"/>
        <table:table-column table:style-name="co16" table:default-cell-style-name="ce11"/>
        <table:table-column table:style-name="co17" table:default-cell-style-name="ce11"/>
        <table:table-column table:style-name="co18" table:default-cell-style-name="ce10"/>
        <table:table-column table:style-name="co19" table:default-cell-style-name="ce11"/>
        <table:table-column table:style-name="co17" table:default-cell-style-name="ce11"/>
        <table:table-column table:style-name="co1" table:default-cell-style-name="ce10"/>
        <table:table-column table:style-name="co20" table:default-cell-style-name="ce11"/>
        <table:table-column table:style-name="co21" table:default-cell-style-name="ce11"/>
        <table:table-row table:style-name="ro1" table:number-rows-repeated="3">
          <table:table-cell table:style-name="Default" table:number-columns-repeated="9"/>
        </table:table-row>
        <table:table-row table:style-name="ro2">
          <table:table-cell table:style-name="ce9" table:number-columns-repeated="9"/>
        </table:table-row>
        <table:table-row table:style-name="ro2">
          <table:table-cell table:style-name="ce9"/>
          <table:table-cell table:style-name="ce9" office:value-type="string" calcext:value-type="string">
            <text:p>WHOOSH FULL TEXT</text:p>
          </table:table-cell>
          <table:table-cell table:style-name="ce9" office:value-type="string" calcext:value-type="string">
            <text:p>DCG RANKING</text:p>
          </table:table-cell>
          <table:table-cell table:style-name="ce9"/>
          <table:table-cell table:style-name="ce9" office:value-type="string" calcext:value-type="string">
            <text:p>WHOOSH NER</text:p>
          </table:table-cell>
          <table:table-cell table:style-name="ce9" office:value-type="string" calcext:value-type="string">
            <text:p>DCG RANKING</text:p>
          </table:table-cell>
          <table:table-cell table:style-name="ce9"/>
          <table:table-cell table:style-name="ce9" office:value-type="string" calcext:value-type="string">
            <text:p>JINA</text:p>
          </table:table-cell>
          <table:table-cell table:style-name="ce9" office:value-type="string" calcext:value-type="string">
            <text:p>DCG RANKING</text:p>
          </table:table-cell>
        </table:table-row>
        <table:table-row table:style-name="ro2">
          <table:table-cell table:style-name="ce9" table:number-columns-repeated="9"/>
        </table:table-row>
        <table:table-row table:style-name="ro2">
          <table:table-cell/>
          <table:table-cell office:value-type="string" calcext:value-type="string">
            <text:p>top-freezer refrigerator in stainless steel from ENERGY STAR</text:p>
          </table:table-cell>
          <table:table-cell office:value-type="float" office:value="13.630678014265" calcext:value-type="float">
            <text:p>13,630678014265</text:p>
          </table:table-cell>
          <table:table-cell/>
          <table:table-cell office:value-type="string" calcext:value-type="string">
            <text:p>liquid propane gas grill from clearview with 2 stainless burners</text:p>
          </table:table-cell>
          <table:table-cell office:value-type="float" office:value="4.89278926071437" calcext:value-type="float">
            <text:p>4,89278926071437</text:p>
          </table:table-cell>
          <table:table-cell/>
          <table:table-cell office:value-type="string" calcext:value-type="string">
            <text:p>refrigerator with french door and ice maker in stainless steel</text:p>
          </table:table-cell>
          <table:table-cell office:value-type="float" office:value="11.5670296055695" calcext:value-type="float">
            <text:p>11,5670296055695</text:p>
          </table:table-cell>
        </table:table-row>
        <table:table-row table:style-name="ro2">
          <table:table-cell/>
          <table:table-cell office:value-type="string" calcext:value-type="string">
            <text:p>refrigerator with ice maker in black stainless steel with printshield</text:p>
          </table:table-cell>
          <table:table-cell office:value-type="float" office:value="6.39278926071437" calcext:value-type="float">
            <text:p>6,39278926071437</text:p>
          </table:table-cell>
          <table:table-cell/>
          <table:table-cell office:value-type="string" calcext:value-type="string">
            <text:p>gas grill with 3-burner from char broil</text:p>
          </table:table-cell>
          <table:table-cell office:value-type="float" office:value="9.58711867617669" calcext:value-type="float">
            <text:p>9,58711867617669</text:p>
          </table:table-cell>
          <table:table-cell/>
          <table:table-cell office:value-type="string" calcext:value-type="string">
            <text:p>portable gas grill in black with gray accents</text:p>
          </table:table-cell>
          <table:table-cell office:value-type="float" office:value="9.08711867617669" calcext:value-type="float">
            <text:p>9,08711867617669</text:p>
          </table:table-cell>
        </table:table-row>
        <table:table-row table:style-name="ro2">
          <table:table-cell/>
          <table:table-cell office:value-type="string" calcext:value-type="string">
            <text:p>black charcoal grill from charcoal grill series</text:p>
          </table:table-cell>
          <table:table-cell office:value-type="float" office:value="10.7180484297481" calcext:value-type="float">
            <text:p>10,7180484297481</text:p>
          </table:table-cell>
          <table:table-cell/>
          <table:table-cell office:value-type="string" calcext:value-type="string">
            <text:p>stainless printproof refrigerator with french door and wi-fi</text:p>
          </table:table-cell>
          <table:table-cell office:value-type="float" office:value="13.630678014265" calcext:value-type="float">
            <text:p>13,630678014265</text:p>
          </table:table-cell>
          <table:table-cell/>
          <table:table-cell office:value-type="string" calcext:value-type="string">
            <text:p>black kettle charcoal grill in porcelain from Performer Deluxe</text:p>
          </table:table-cell>
          <table:table-cell office:value-type="float" office:value="11.0177952342501" calcext:value-type="float">
            <text:p>11,0177952342501</text:p>
          </table:table-cell>
        </table:table-row>
        <table:table-row table:style-name="ro2">
          <table:table-cell/>
          <table:table-cell office:value-type="string" calcext:value-type="string">
            <text:p>refrigerator in stainless steel with 2-Drawer</text:p>
          </table:table-cell>
          <table:table-cell office:value-type="float" office:value="12.094188561926" calcext:value-type="float">
            <text:p>12,094188561926</text:p>
          </table:table-cell>
          <table:table-cell/>
          <table:table-cell office:value-type="string" calcext:value-type="string">
            <text:p>mini fridge with freezer compartment in gree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rared gas grill with rotisserie burner from prestige black</text:p>
          </table:table-cell>
          <table:table-cell office:value-type="float" office:value="5.14160046600218" calcext:value-type="float">
            <text:p>5,14160046600218</text:p>
          </table:table-cell>
        </table:table-row>
        <table:table-row table:style-name="ro2">
          <table:table-cell/>
          <table:table-cell office:value-type="string" calcext:value-type="string">
            <text:p>mini fridge with freezer compartment black</text:p>
          </table:table-cell>
          <table:table-cell office:value-type="float" office:value="13.630678014265" calcext:value-type="float">
            <text:p>13,630678014265</text:p>
          </table:table-cell>
          <table:table-cell/>
          <table:table-cell office:value-type="string" calcext:value-type="string">
            <text:p>side by side refrigerator in black with ice maker</text:p>
          </table:table-cell>
          <table:table-cell office:value-type="float" office:value="9.08711867617669" calcext:value-type="float">
            <text:p>9,08711867617669</text:p>
          </table:table-cell>
          <table:table-cell/>
          <table:table-cell office:value-type="string" calcext:value-type="string">
            <text:p>propane gas grill with 2 burners from spirit II</text:p>
          </table:table-cell>
          <table:table-cell office:value-type="float" office:value="4.89408966554814" calcext:value-type="float">
            <text:p>4,89408966554814</text:p>
          </table:table-cell>
        </table:table-row>
        <table:table-row table:style-name="ro2">
          <table:table-cell/>
          <table:table-cell office:value-type="string" calcext:value-type="string">
            <text:p>top-freezer refrigerator with ice maker in stainless steel from ENERGY STAR</text:p>
          </table:table-cell>
          <table:table-cell office:value-type="float" office:value="13.630678014265" calcext:value-type="float">
            <text:p>13,630678014265</text:p>
          </table:table-cell>
          <table:table-cell/>
          <table:table-cell office:value-type="string" calcext:value-type="string">
            <text:p>fridge in stainless steel from hisense</text:p>
          </table:table-cell>
          <table:table-cell office:value-type="float" office:value="10.9139989179622" calcext:value-type="float">
            <text:p>10,9139989179622</text:p>
          </table:table-cell>
          <table:table-cell/>
          <table:table-cell office:value-type="string" calcext:value-type="string">
            <text:p>natural gas infrared grill in silver with 1-burner</text:p>
          </table:table-cell>
          <table:table-cell office:value-type="float" office:value="10.4433258632847" calcext:value-type="float">
            <text:p>10,4433258632847</text:p>
          </table:table-cell>
        </table:table-row>
        <table:table-row table:style-name="ro2">
          <table:table-cell/>
          <table:table-cell office:value-type="string" calcext:value-type="string">
            <text:p>white top-freezer refrigerator with ice maker</text:p>
          </table:table-cell>
          <table:table-cell office:value-type="float" office:value="11.8603935483194" calcext:value-type="float">
            <text:p>11,8603935483194</text:p>
          </table:table-cell>
          <table:table-cell/>
          <table:table-cell office:value-type="string" calcext:value-type="string">
            <text:p>electric grill in satin black with 1500-watt</text:p>
          </table:table-cell>
          <table:table-cell office:value-type="float" office:value="12.7251183154974" calcext:value-type="float">
            <text:p>12,7251183154974</text:p>
          </table:table-cell>
          <table:table-cell/>
          <table:table-cell office:value-type="string" calcext:value-type="string">
            <text:p>liquid propane gas grill with 3 burner in red color</text:p>
          </table:table-cell>
          <table:table-cell office:value-type="float" office:value="7.73091148906867" calcext:value-type="float">
            <text:p>7,73091148906867</text:p>
          </table:table-cell>
        </table:table-row>
        <table:table-row table:style-name="ro2">
          <table:table-cell/>
          <table:table-cell office:value-type="string" calcext:value-type="string">
            <text:p>natural gas built-in grill with 4-burner from Ruby</text:p>
          </table:table-cell>
          <table:table-cell office:value-type="float" office:value="7.68481893493455" calcext:value-type="float">
            <text:p>7,68481893493455</text:p>
          </table:table-cell>
          <table:table-cell/>
          <table:table-cell office:value-type="string" calcext:value-type="string">
            <text:p>natural gas built-in grill with 5-burner in liquid propane</text:p>
          </table:table-cell>
          <table:table-cell office:value-type="float" office:value="10.0871186761767" calcext:value-type="float">
            <text:p>10,0871186761767</text:p>
          </table:table-cell>
          <table:table-cell/>
          <table:table-cell office:value-type="string" calcext:value-type="string">
            <text:p>natural gas infrared grill in silver with 1 burner</text:p>
          </table:table-cell>
          <table:table-cell office:value-type="float" office:value="10.30814325173" calcext:value-type="float">
            <text:p>10,30814325173</text:p>
          </table:table-cell>
        </table:table-row>
        <table:table-row table:style-name="ro2">
          <table:table-cell/>
          <table:table-cell office:value-type="string" calcext:value-type="string">
            <text:p>red kettle charcoal grill from Coca Col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ench door refrigerator with 4 door with ice maker and in stainless steel</text:p>
          </table:table-cell>
          <table:table-cell office:value-type="float" office:value="10.7180484297481" calcext:value-type="float">
            <text:p>10,7180484297481</text:p>
          </table:table-cell>
          <table:table-cell/>
          <table:table-cell office:value-type="string" calcext:value-type="string">
            <text:p>gas grill with side burner from rogue XT in stainless steel</text:p>
          </table:table-cell>
          <table:table-cell office:value-type="float" office:value="8.42045200951002" calcext:value-type="float">
            <text:p>8,42045200951002</text:p>
          </table:table-cell>
        </table:table-row>
        <table:table-row table:style-name="ro2">
          <table:table-cell/>
          <table:table-cell office:value-type="string" calcext:value-type="string">
            <text:p>bottom-freezer refrigerator in stainless steel and black</text:p>
          </table:table-cell>
          <table:table-cell office:value-type="float" office:value="7.68481893493455" calcext:value-type="float">
            <text:p>7,68481893493455</text:p>
          </table:table-cell>
          <table:table-cell/>
          <table:table-cell office:value-type="string" calcext:value-type="string">
            <text:p>freestanding mini fridge in silver</text:p>
          </table:table-cell>
          <table:table-cell office:value-type="float" office:value="13.3416131879472" calcext:value-type="float">
            <text:p>13,3416131879472</text:p>
          </table:table-cell>
          <table:table-cell/>
          <table:table-cell office:value-type="string" calcext:value-type="string">
            <text:p>side by side refrigerator with ice maker in stainless steel from Profile</text:p>
          </table:table-cell>
          <table:table-cell office:value-type="float" office:value="3.88133425045224" calcext:value-type="float">
            <text:p>3,88133425045224</text:p>
          </table:table-cell>
        </table:table-row>
        <table:table-row table:style-name="ro2">
          <table:table-cell/>
          <table:table-cell office:value-type="string" calcext:value-type="string">
            <text:p>metallic freestanding mini fridge in red</text:p>
          </table:table-cell>
          <table:table-cell office:value-type="float" office:value="12.630678014265" calcext:value-type="float">
            <text:p>12,630678014265</text:p>
          </table:table-cell>
          <table:table-cell/>
          <table:table-cell office:value-type="string" calcext:value-type="string">
            <text:p>freestanding mini fridge with freezer compartment in stainless steel</text:p>
          </table:table-cell>
          <table:table-cell office:value-type="float" office:value="13.630678014265" calcext:value-type="float">
            <text:p>13,630678014265</text:p>
          </table:table-cell>
          <table:table-cell/>
          <table:table-cell office:value-type="string" calcext:value-type="string">
            <text:p>electric barbecue grill from Better Chef</text:p>
          </table:table-cell>
          <table:table-cell office:value-type="float" office:value="4.87689267142168" calcext:value-type="float">
            <text:p>4,87689267142168</text:p>
          </table:table-cell>
        </table:table-row>
        <table:table-row table:style-name="ro2">
          <table:table-cell/>
          <table:table-cell office:value-type="string" calcext:value-type="string">
            <text:p>liquid propane gas grill in silver with 1-burner</text:p>
          </table:table-cell>
          <table:table-cell office:value-type="float" office:value="11.4997482606936" calcext:value-type="float">
            <text:p>11,4997482606936</text:p>
          </table:table-cell>
          <table:table-cell/>
          <table:table-cell office:value-type="string" calcext:value-type="string">
            <text:p>top-freezer refrigerator in stainless steel and fingerprint resistant</text:p>
          </table:table-cell>
          <table:table-cell office:value-type="float" office:value="11.9997482606936" calcext:value-type="float">
            <text:p>11,9997482606936</text:p>
          </table:table-cell>
          <table:table-cell/>
          <table:table-cell office:value-type="string" calcext:value-type="string">
            <text:p>black pellet grill from LG Series</text:p>
          </table:table-cell>
          <table:table-cell office:value-type="float" office:value="8.45747211376728" calcext:value-type="float">
            <text:p>8,45747211376728</text:p>
          </table:table-cell>
        </table:table-row>
        <table:table-row table:style-name="ro2">
          <table:table-cell/>
          <table:table-cell office:value-type="string" calcext:value-type="string">
            <text:p>propane gas grill in stainless steel with 3-burner in black and silver col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estanding 2-Drawer Refrigerator in stainless steel</text:p>
          </table:table-cell>
          <table:table-cell office:value-type="float" office:value="9.08711867617669" calcext:value-type="float">
            <text:p>9,08711867617669</text:p>
          </table:table-cell>
          <table:table-cell/>
          <table:table-cell office:value-type="string" calcext:value-type="string">
            <text:p>portable lightweight charcoal grill</text:p>
          </table:table-cell>
          <table:table-cell office:value-type="float" office:value="11.2180484297481" calcext:value-type="float">
            <text:p>11,2180484297481</text:p>
          </table:table-cell>
        </table:table-row>
        <table:table-row table:style-name="ro2">
          <table:table-cell/>
          <table:table-cell office:value-type="string" calcext:value-type="string">
            <text:p>portable gas grill in red from travel q</text:p>
          </table:table-cell>
          <table:table-cell office:value-type="float" office:value="6.39278926071437" calcext:value-type="float">
            <text:p>6,39278926071437</text:p>
          </table:table-cell>
          <table:table-cell/>
          <table:table-cell office:value-type="string" calcext:value-type="string">
            <text:p>counter-depth refrigerator side-by-side with ice maker in black</text:p>
          </table:table-cell>
          <table:table-cell office:value-type="float" office:value="11.2180484297481" calcext:value-type="float">
            <text:p>11,2180484297481</text:p>
          </table:table-cell>
          <table:table-cell/>
          <table:table-cell office:value-type="string" calcext:value-type="string">
            <text:p>counter-depth refrigerator with ice maker in white</text:p>
          </table:table-cell>
          <table:table-cell office:value-type="float" office:value="11.9233549330177" calcext:value-type="float">
            <text:p>11,9233549330177</text:p>
          </table:table-cell>
        </table:table-row>
        <table:table-row table:style-name="ro2">
          <table:table-cell/>
          <table:table-cell office:value-type="string" calcext:value-type="string">
            <text:p>portable gas grill in cast aluminum in blue col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udge proof refrigerator with ice maker in stainless steel</text:p>
          </table:table-cell>
          <table:table-cell office:value-type="float" office:value="7.68481893493455" calcext:value-type="float">
            <text:p>7,68481893493455</text:p>
          </table:table-cell>
          <table:table-cell/>
          <table:table-cell office:value-type="string" calcext:value-type="string">
            <text:p>stainless steel grill with 4-burner and 1 side-burner from Rogue XT</text:p>
          </table:table-cell>
          <table:table-cell office:value-type="float" office:value="9.69164837928031" calcext:value-type="float">
            <text:p>9,69164837928031</text:p>
          </table:table-cell>
        </table:table-row>
        <table:table-row table:style-name="ro2">
          <table:table-cell/>
          <table:table-cell office:value-type="string" calcext:value-type="string">
            <text:p>gas grill with 5-burner in Prestige black</text:p>
          </table:table-cell>
          <table:table-cell office:value-type="float" office:value="13.630678014265" calcext:value-type="float">
            <text:p>13,630678014265</text:p>
          </table:table-cell>
          <table:table-cell/>
          <table:table-cell office:value-type="string" calcext:value-type="string">
            <text:p>refrigerator with ice maker in stainless steel with wi-fi</text:p>
          </table:table-cell>
          <table:table-cell office:value-type="float" office:value="9.91399891796224" calcext:value-type="float">
            <text:p>9,91399891796224</text:p>
          </table:table-cell>
          <table:table-cell/>
          <table:table-cell office:value-type="string" calcext:value-type="string">
            <text:p>charcoal grill from Napoleon with 4 burner</text:p>
          </table:table-cell>
          <table:table-cell office:value-type="float" office:value="9.08711867617669" calcext:value-type="float">
            <text:p>9,08711867617669</text:p>
          </table:table-cell>
        </table:table-row>
        <table:table-row table:style-name="ro2">
          <table:table-cell/>
          <table:table-cell office:value-type="string" calcext:value-type="string">
            <text:p>liquid propane gas grill with 3-burner in black</text:p>
          </table:table-cell>
          <table:table-cell office:value-type="float" office:value="12.0355777950561" calcext:value-type="float">
            <text:p>12,0355777950561</text:p>
          </table:table-cell>
          <table:table-cell/>
          <table:table-cell office:value-type="string" calcext:value-type="string">
            <text:p>charcoal smoker and grill from AC Milan</text:p>
          </table:table-cell>
          <table:table-cell office:value-type="float" office:value="7.68481893493455" calcext:value-type="float">
            <text:p>7,68481893493455</text:p>
          </table:table-cell>
          <table:table-cell/>
          <table:table-cell office:value-type="string" calcext:value-type="string">
            <text:p>triple-function combo grill in black</text:p>
          </table:table-cell>
          <table:table-cell office:value-type="float" office:value="10.221482005174" calcext:value-type="float">
            <text:p>10,221482005174</text:p>
          </table:table-cell>
        </table:table-row>
        <table:table-row table:style-name="ro2">
          <table:table-cell/>
          <table:table-cell office:value-type="string" calcext:value-type="string">
            <text:p>pellet grill in bronze from Smoke P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amado charcoal grill in black from LG Ceramic Series</text:p>
          </table:table-cell>
          <table:table-cell office:value-type="float" office:value="5.84537735663818" calcext:value-type="float">
            <text:p>5,84537735663818</text:p>
          </table:table-cell>
          <table:table-cell/>
          <table:table-cell office:value-type="string" calcext:value-type="string">
            <text:p>built-in grill with liquid propane gas in stainless steel</text:p>
          </table:table-cell>
          <table:table-cell office:value-type="float" office:value="8.55201341388822" calcext:value-type="float">
            <text:p>8,55201341388822</text:p>
          </table:table-cell>
        </table:table-row>
        <table:table-row table:style-name="ro2">
          <table:table-cell/>
          <table:table-cell office:value-type="string" calcext:value-type="string">
            <text:p>4-burner stainless steel gas grill kam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s grill with rotisserie and side burner in prestige grey</text:p>
          </table:table-cell>
          <table:table-cell office:value-type="float" office:value="12.0355777950561" calcext:value-type="float">
            <text:p>12,0355777950561</text:p>
          </table:table-cell>
          <table:table-cell/>
          <table:table-cell office:value-type="string" calcext:value-type="string">
            <text:p>liquid propane gas grill in stainless steel with 6-burner</text:p>
          </table:table-cell>
          <table:table-cell office:value-type="float" office:value="9.78943636019696" calcext:value-type="float">
            <text:p>9,78943636019696</text:p>
          </table:table-cell>
        </table:table-row>
        <table:table-row table:style-name="ro2">
          <table:table-cell/>
          <table:table-cell office:value-type="string" calcext:value-type="string">
            <text:p>refrigerator with dual doors in stainless steel</text:p>
          </table:table-cell>
          <table:table-cell office:value-type="float" office:value="8.84537735663818" calcext:value-type="float">
            <text:p>8,84537735663818</text:p>
          </table:table-cell>
          <table:table-cell/>
          <table:table-cell office:value-type="string" calcext:value-type="string">
            <text:p>freestanding mini fridge from Cooluli 0.14-cu</text:p>
          </table:table-cell>
          <table:table-cell office:value-type="float" office:value="8.84537735663818" calcext:value-type="float">
            <text:p>8,84537735663818</text:p>
          </table:table-cell>
          <table:table-cell/>
          <table:table-cell office:value-type="string" calcext:value-type="string">
            <text:p>natural gas grill with 5-burner from ruby</text:p>
          </table:table-cell>
          <table:table-cell office:value-type="float" office:value="9.40258355296242" calcext:value-type="float">
            <text:p>9,40258355296242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DCG Average Rankings:</text:p>
          </table:table-cell>
          <table:table-cell table:style-name="Default" office:value-type="string" calcext:value-type="string">
            <text:p>Whoosh Full Text</text:p>
          </table:table-cell>
          <table:table-cell table:style-name="Default" office:value-type="string" calcext:value-type="string">
            <text:p>Whoosh NER</text:p>
          </table:table-cell>
          <table:table-cell table:style-name="Default" office:value-type="string" calcext:value-type="string">
            <text:p>Jina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AVERAGE([.C7:.C26])" office:value-type="float" office:value="8.26809702075021" calcext:value-type="float">
            <text:p>8,26809702075021</text:p>
          </table:table-cell>
          <table:table-cell table:style-name="Default" table:formula="of:=AVERAGE([.F7:.F26])" office:value-type="float" office:value="9.79645824158558" calcext:value-type="float">
            <text:p>9,79645824158558</text:p>
          </table:table-cell>
          <table:table-cell table:style-name="Default" table:formula="of:=AVERAGE([.I7:.I26])" office:value-type="float" office:value="8.78559255236128" calcext:value-type="float">
            <text:p>8,78559255236128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'Head Queries'.B4:'Head Queries'.E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3:07:16.403433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4:17:07.349757940</meta:creation-date>
    <dc:date>2022-03-07T14:34:02.384191007</dc:date>
    <meta:editing-duration>PT23H30M30S</meta:editing-duration>
    <meta:editing-cycles>9</meta:editing-cycles>
    <meta:generator>LibreOffice/7.1.7.2$Linux_X86_64 LibreOffice_project/10$Build-2</meta:generator>
    <meta:document-statistic meta:table-count="2" meta:cell-count="146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04cm" svg:height="9.032cm" xlink:href=".." xlink:type="simple" chart:class="chart:bar" chart:style-name="ch1">
        <chart:title svg:x="4.463cm" svg:y="0.316cm" chart:style-name="ch2">
          <text:p>Mean Reciprocal Rank Comparison</text:p>
        </chart:title>
        <chart:legend chart:legend-position="bottom" svg:x="2.578cm" svg:y="8.433cm" style:legend-expansion="wide" chart:style-name="ch3"/>
        <chart:plot-area chart:style-name="ch4" table:cell-range-address="'Head Queries'.F109:'Head Queries'.H110" chart:data-source-has-labels="row" svg:x="0.322cm" svg:y="1.275cm" svg:width="15.46cm" svg:height="6.794cm">
          <chart:coordinate-region svg:x="1.049cm" svg:y="1.475cm" svg:width="14.733cm" svg:height="6.39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Head Queries'.F110:'Head Queries'.F110" chart:label-cell-address="'Head Queries'.F109:'Head Queries'.F109" chart:class="chart:bar">
            <chart:data-point/>
          </chart:series>
          <chart:series chart:style-name="ch9" chart:values-cell-range-address="'Head Queries'.G110:'Head Queries'.G110" chart:label-cell-address="'Head Queries'.G109:'Head Queries'.G109" chart:class="chart:bar">
            <chart:data-point/>
          </chart:series>
          <chart:series chart:style-name="ch10" chart:values-cell-range-address="'Head Queries'.H110:'Head Queries'.H110" chart:label-cell-address="'Head Queries'.H109:'Head Queries'.H10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oosh Full Text</text:p>
                <draw:g>
                  <svg:desc>'Head Queries'.F109:'Head Queries'.F109</svg:desc>
                </draw:g>
              </table:table-cell>
              <table:table-cell office:value-type="string">
                <text:p>Whoosh NER Implementation</text:p>
                <draw:g>
                  <svg:desc>'Head Queries'.G109:'Head Queries'.G109</svg:desc>
                </draw:g>
              </table:table-cell>
              <table:table-cell office:value-type="string">
                <text:p>Jina Full Text</text:p>
                <draw:g>
                  <svg:desc>'Head Queries'.H109:'Head Queries'.H10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89795918367347">
                <text:p>0.989795918367347</text:p>
                <draw:g>
                  <svg:desc>'Head Queries'.F110:'Head Queries'.F110</svg:desc>
                </draw:g>
              </table:table-cell>
              <table:table-cell office:value-type="float" office:value="0.8140589569161">
                <text:p>0.8140589569161</text:p>
                <draw:g>
                  <svg:desc>'Head Queries'.G110:'Head Queries'.G110</svg:desc>
                </draw:g>
              </table:table-cell>
              <table:table-cell office:value-type="float" office:value="0.426486070618724">
                <text:p>0.426486070618724</text:p>
                <draw:g>
                  <svg:desc>'Head Queries'.H110:'Head Queries'.H1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bar" chart:style-name="ch1">
        <chart:title svg:x="5.034cm" svg:y="0.316cm" chart:style-name="ch2">
          <text:p>Average of DCG Comparison</text:p>
        </chart:title>
        <chart:legend chart:legend-position="bottom" svg:x="2.527cm" svg:y="8.408cm" style:legend-expansion="wide" chart:style-name="ch3"/>
        <chart:plot-area chart:style-name="ch4" table:cell-range-address="'Head Queries'.F113:'Head Queries'.H114" chart:data-source-has-labels="row" svg:x="0.32cm" svg:y="1.275cm" svg:width="15.362cm" svg:height="6.769cm">
          <chart:coordinate-region svg:x="0.941cm" svg:y="1.475cm" svg:width="14.741cm" svg:height="6.3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Head Queries'.F114:'Head Queries'.F114" chart:label-cell-address="'Head Queries'.F113:'Head Queries'.F113" chart:class="chart:bar">
            <chart:data-point/>
          </chart:series>
          <chart:series chart:style-name="ch9" chart:values-cell-range-address="'Head Queries'.G114:'Head Queries'.G114" chart:label-cell-address="'Head Queries'.G113:'Head Queries'.G113" chart:class="chart:bar">
            <chart:data-point/>
          </chart:series>
          <chart:series chart:style-name="ch10" chart:values-cell-range-address="'Head Queries'.H114:'Head Queries'.H114" chart:label-cell-address="'Head Queries'.H113:'Head Queries'.H11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oosh Full Text</text:p>
                <draw:g>
                  <svg:desc>'Head Queries'.F113:'Head Queries'.F113</svg:desc>
                </draw:g>
              </table:table-cell>
              <table:table-cell office:value-type="string">
                <text:p>Whoosh NER Implementation</text:p>
                <draw:g>
                  <svg:desc>'Head Queries'.G113:'Head Queries'.G113</svg:desc>
                </draw:g>
              </table:table-cell>
              <table:table-cell office:value-type="string">
                <text:p>Jina Full Text</text:p>
                <draw:g>
                  <svg:desc>'Head Queries'.H113:'Head Queries'.H11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.7704589864901">
                <text:p>12.7704589864901</text:p>
                <draw:g>
                  <svg:desc>'Head Queries'.F114:'Head Queries'.F114</svg:desc>
                </draw:g>
              </table:table-cell>
              <table:table-cell office:value-type="float" office:value="12.2343547462994">
                <text:p>12.2343547462994</text:p>
                <draw:g>
                  <svg:desc>'Head Queries'.G114:'Head Queries'.G114</svg:desc>
                </draw:g>
              </table:table-cell>
              <table:table-cell office:value-type="float" office:value="10.4036161643722">
                <text:p>10.4036161643722</text:p>
                <draw:g>
                  <svg:desc>'Head Queries'.H114:'Head Queries'.H11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75cm" svg:height="15.623cm" xlink:href=".." xlink:type="simple" chart:class="chart:bar" chart:style-name="ch1">
        <chart:title svg:x="9.504cm" svg:y="0.448cm" chart:style-name="ch2">
          <text:p>DCG Rankings comparison for Tail Queries</text:p>
        </chart:title>
        <chart:legend chart:legend-position="end" svg:x="24.321cm" svg:y="7.014cm" style:legend-expansion="high" chart:style-name="ch3"/>
        <chart:plot-area chart:style-name="ch4" table:cell-range-address="'Tail Queries'.C29:'Tail Queries'.E30" chart:data-source-has-labels="row" svg:x="0.555cm" svg:y="1.539cm" svg:width="23.211cm" svg:height="13.772cm">
          <chart:coordinate-region svg:x="1.282cm" svg:y="1.738cm" svg:width="22.484cm" svg:height="13.3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ail Queries'.C30:'Tail Queries'.C30" chart:label-cell-address="'Tail Queries'.C29:'Tail Queries'.C29" chart:class="chart:bar">
            <chart:data-point/>
          </chart:series>
          <chart:series chart:style-name="ch9" chart:values-cell-range-address="'Tail Queries'.D30:'Tail Queries'.D30" chart:label-cell-address="'Tail Queries'.D29:'Tail Queries'.D29" chart:class="chart:bar">
            <chart:data-point/>
          </chart:series>
          <chart:series chart:style-name="ch10" chart:values-cell-range-address="'Tail Queries'.E30:'Tail Queries'.E30" chart:label-cell-address="'Tail Queries'.E29:'Tail Queries'.E2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oosh Full Text</text:p>
                <draw:g>
                  <svg:desc>'Tail Queries'.C29:'Tail Queries'.C29</svg:desc>
                </draw:g>
              </table:table-cell>
              <table:table-cell office:value-type="string">
                <text:p>Whoosh NER</text:p>
                <draw:g>
                  <svg:desc>'Tail Queries'.D29:'Tail Queries'.D29</svg:desc>
                </draw:g>
              </table:table-cell>
              <table:table-cell office:value-type="string">
                <text:p>Jina</text:p>
                <draw:g>
                  <svg:desc>'Tail Queries'.E29:'Tail Queries'.E2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.26809702075021">
                <text:p>8.26809702075021</text:p>
                <draw:g>
                  <svg:desc>'Tail Queries'.C30:'Tail Queries'.C30</svg:desc>
                </draw:g>
              </table:table-cell>
              <table:table-cell office:value-type="float" office:value="9.79645824158558">
                <text:p>9.79645824158558</text:p>
                <draw:g>
                  <svg:desc>'Tail Queries'.D30:'Tail Queries'.D30</svg:desc>
                </draw:g>
              </table:table-cell>
              <table:table-cell office:value-type="float" office:value="8.78559255236128">
                <text:p>8.78559255236128</text:p>
                <draw:g>
                  <svg:desc>'Tail Queries'.E30:'Tail Queries'.E3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